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</office:font-face-decls>
  <office:automatic-styles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 fo:margin-bottom="0.1666in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3" style:parent-style-name="Standard" style:family="paragraph">
      <style:paragraph-properties fo:text-align="center" fo:margin-bottom="0.1666in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4" style:parent-style-name="Standard" style:family="paragraph">
      <style:paragraph-properties fo:text-align="center" fo:margin-bottom="0.1666in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5" style:parent-style-name="Standard" style:family="paragraph">
      <style:paragraph-properties fo:text-align="center" fo:margin-bottom="0.1666in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6" style:parent-style-name="Standard" style:family="paragraph">
      <style:paragraph-properties fo:margin-bottom="0.1666in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7" style:parent-style-name="Standard" style:family="paragraph">
      <style:paragraph-properties fo:text-align="center" fo:margin-bottom="0.1666in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8" style:parent-style-name="Standard" style:family="paragraph">
      <style:paragraph-properties fo:text-align="center" fo:margin-bottom="0.1666in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9" style:parent-style-name="Standard" style:family="paragraph">
      <style:paragraph-properties fo:text-align="center" fo:margin-bottom="0.1666in" fo:line-height="115%"/>
    </style:style>
    <style:style style:name="T1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11" style:parent-style-name="Standard" style:family="paragraph">
      <style:paragraph-properties fo:text-align="center" fo:margin-bottom="0.1666in" fo:line-height="115%"/>
    </style:style>
    <style:style style:name="T1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13" style:parent-style-name="Standard" style:family="paragraph">
      <style:paragraph-properties fo:text-align="center" fo:margin-bottom="0.1666in" fo:line-height="115%"/>
    </style:style>
    <style:style style:name="T14" style:parent-style-name="DefaultParagraphFont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15" style:parent-style-name="Standard" style:family="paragraph">
      <style:paragraph-properties fo:text-align="center" fo:margin-bottom="0.1666in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16" style:parent-style-name="Standard" style:family="paragraph">
      <style:paragraph-properties fo:margin-bottom="0.1666in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17" style:parent-style-name="Standard" style:family="paragraph">
      <style:paragraph-properties fo:margin-bottom="0.1666in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18" style:parent-style-name="Standard" style:family="paragraph">
      <style:paragraph-properties fo:margin-bottom="0.1666in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19" style:parent-style-name="Standard" style:family="paragraph">
      <style:paragraph-properties fo:text-align="end" fo:margin-bottom="0.1666in" fo:line-height="115%">
        <style:tab-stops>
          <style:tab-stop style:type="left" style:position="5.3854in"/>
        </style:tab-stops>
      </style:paragraph-properties>
      <style:text-properties style:font-name="Times New Roman" style:font-name-complex="Times New Roman" fo:font-size="14pt" style:font-size-asian="14pt" style:font-size-complex="14pt" fo:language="ru" fo:country="RU"/>
    </style:style>
    <style:style style:name="P20" style:parent-style-name="Standard" style:family="paragraph">
      <style:paragraph-properties fo:text-align="end" fo:margin-bottom="0.1666in" fo:line-height="115%"/>
    </style:style>
    <style:style style:name="T2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22" style:parent-style-name="Основнойшрифтабзаца" style:family="text">
      <style:text-properties fo:language="ru" fo:country="RU"/>
    </style:style>
    <style:style style:name="P23" style:parent-style-name="Standard" style:family="paragraph">
      <style:paragraph-properties fo:text-align="end" fo:margin-bottom="0.1666in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24" style:parent-style-name="Standard" style:family="paragraph">
      <style:paragraph-properties fo:margin-bottom="0.1666in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25" style:parent-style-name="Standard" style:family="paragraph">
      <style:paragraph-properties fo:margin-bottom="0.1666in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26" style:parent-style-name="Standard" style:family="paragraph">
      <style:paragraph-properties fo:margin-bottom="0.1666in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27" style:parent-style-name="Standard" style:family="paragraph">
      <style:paragraph-properties fo:text-align="center" fo:margin-bottom="0.1666in" fo:line-height="115%">
        <style:tab-stops>
          <style:tab-stop style:type="left" style:position="3.75in"/>
        </style:tab-stops>
      </style:paragraph-properties>
      <style:text-properties style:font-name="Times New Roman" style:font-name-complex="Times New Roman" fo:font-size="14pt" style:font-size-asian="14pt" style:font-size-complex="14pt" fo:language="ru" fo:country="RU"/>
    </style:style>
    <style:style style:name="P28" style:parent-style-name="Standard" style:family="paragraph">
      <style:paragraph-properties fo:text-align="center" fo:margin-bottom="0.1666in" fo:line-height="115%">
        <style:tab-stops>
          <style:tab-stop style:type="left" style:position="3.75in"/>
        </style:tab-stops>
      </style:paragraph-properties>
      <style:text-properties style:font-name="Times New Roman" style:font-name-complex="Times New Roman" fo:font-size="14pt" style:font-size-asian="14pt" style:font-size-complex="14pt" fo:language="ru" fo:country="RU"/>
    </style:style>
    <style:style style:name="P29" style:parent-style-name="Standard" style:family="paragraph">
      <style:paragraph-properties fo:text-align="center" fo:margin-bottom="0.1666in" fo:line-height="115%">
        <style:tab-stops>
          <style:tab-stop style:type="left" style:position="3.75in"/>
        </style:tab-stops>
      </style:paragraph-properties>
    </style:style>
    <style:style style:name="T30" style:parent-style-name="DefaultParagraphFont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3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32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33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34" style:parent-style-name="TOC2" style:family="paragraph">
      <style:paragraph-properties>
        <style:tab-stops>
          <style:tab-stop style:type="right" style:leader-style="dotted" style:leader-text="." style:position="6.0666in"/>
        </style:tab-stops>
      </style:paragraph-properties>
    </style:style>
    <style:style style:name="P35" style:parent-style-name="TOC2" style:family="paragraph">
      <style:paragraph-properties>
        <style:tab-stops>
          <style:tab-stop style:type="right" style:leader-style="dotted" style:leader-text="." style:position="6.0666in"/>
        </style:tab-stops>
      </style:paragraph-properties>
    </style:style>
    <style:style style:name="P36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37" style:parent-style-name="Hyperlink" style:family="text">
      <style:text-properties style:font-name-complex="Times New Roman" fo:language="ru" fo:country="RU"/>
    </style:style>
    <style:style style:name="T38" style:parent-style-name="DefaultParagraphFont" style:family="text">
      <style:text-properties fo:language="ru" fo:country="RU"/>
    </style:style>
    <style:style style:name="T39" style:parent-style-name="DefaultParagraphFont" style:family="text">
      <style:text-properties fo:language="ru" fo:country="RU"/>
    </style:style>
    <style:style style:name="P40" style:parent-style-name="Normal" style:family="paragraph">
      <style:text-properties fo:language="ru" fo:country="RU"/>
    </style:style>
    <style:style style:name="P41" style:parent-style-name="Normal" style:family="paragraph">
      <style:text-properties fo:language="ru" fo:country="RU"/>
    </style:style>
    <style:style style:name="P42" style:parent-style-name="Normal" style:family="paragraph">
      <style:text-properties fo:language="ru" fo:country="RU"/>
    </style:style>
    <style:style style:name="T43" style:parent-style-name="DefaultParagraphFont" style:family="text">
      <style:text-properties fo:language="ru" fo:country="RU"/>
    </style:style>
    <style:style style:name="T44" style:parent-style-name="DefaultParagraphFont" style:family="text">
      <style:text-properties fo:language="ru" fo:country="RU"/>
    </style:style>
    <style:style style:name="T45" style:parent-style-name="DefaultParagraphFont" style:family="text">
      <style:text-properties fo:language="ru" fo:country="RU"/>
    </style:style>
    <style:style style:name="P46" style:parent-style-name="Normal" style:family="paragraph">
      <style:text-properties fo:language="ru" fo:country="RU"/>
    </style:style>
    <style:style style:name="P47" style:parent-style-name="ListParagraph" style:family="paragraph">
      <style:text-properties fo:language="ru" fo:country="RU"/>
    </style:style>
    <style:style style:name="P48" style:parent-style-name="ListParagraph" style:family="paragraph">
      <style:text-properties fo:language="ru" fo:country="RU"/>
    </style:style>
    <style:style style:name="P49" style:parent-style-name="ListParagraph" style:family="paragraph">
      <style:text-properties fo:language="ru" fo:country="RU"/>
    </style:style>
    <style:style style:name="P50" style:parent-style-name="ListParagraph" style:family="paragraph"/>
    <style:style style:name="T51" style:parent-style-name="DefaultParagraphFont" style:family="text">
      <style:text-properties fo:language="ru" fo:country="RU"/>
    </style:style>
    <style:style style:name="T52" style:parent-style-name="DefaultParagraphFont" style:family="text">
      <style:text-properties fo:language="ru" fo:country="RU"/>
    </style:style>
    <style:style style:name="P53" style:parent-style-name="ListParagraph" style:family="paragraph">
      <style:text-properties fo:language="ru" fo:country="RU"/>
    </style:style>
    <style:style style:name="P54" style:parent-style-name="ListParagraph" style:family="paragraph">
      <style:text-properties fo:language="ru" fo:country="RU"/>
    </style:style>
    <style:style style:name="P55" style:parent-style-name="ListParagraph" style:family="paragraph"/>
    <style:style style:name="T56" style:parent-style-name="DefaultParagraphFont" style:family="text">
      <style:text-properties fo:language="ru" fo:country="RU"/>
    </style:style>
    <style:style style:name="T57" style:parent-style-name="DefaultParagraphFont" style:family="text">
      <style:text-properties fo:language="ru" fo:country="RU"/>
    </style:style>
    <style:style style:name="T58" style:parent-style-name="DefaultParagraphFont" style:family="text">
      <style:text-properties fo:language="ru" fo:country="RU"/>
    </style:style>
    <style:style style:name="P59" style:parent-style-name="ListParagraph" style:family="paragraph">
      <style:text-properties fo:language="ru" fo:country="RU"/>
    </style:style>
    <style:style style:name="P60" style:parent-style-name="ListParagraph" style:family="paragraph">
      <style:text-properties fo:language="ru" fo:country="RU"/>
    </style:style>
    <style:style style:name="P61" style:parent-style-name="ListParagraph" style:family="paragraph">
      <style:text-properties fo:language="ru" fo:country="RU"/>
    </style:style>
    <style:style style:name="P62" style:parent-style-name="ListParagraph" style:family="paragraph"/>
    <style:style style:name="T63" style:parent-style-name="DefaultParagraphFont" style:family="text">
      <style:text-properties fo:language="ru" fo:country="RU"/>
    </style:style>
    <style:style style:name="T64" style:parent-style-name="DefaultParagraphFont" style:family="text">
      <style:text-properties fo:language="ru" fo:country="RU"/>
    </style:style>
    <style:style style:name="P65" style:parent-style-name="ListParagraph" style:family="paragraph">
      <style:text-properties fo:language="ru" fo:country="RU"/>
    </style:style>
    <style:style style:name="P66" style:parent-style-name="ListParagraph" style:family="paragraph">
      <style:text-properties fo:language="ru" fo:country="RU"/>
    </style:style>
    <style:style style:name="P67" style:parent-style-name="ListParagraph" style:family="paragraph">
      <style:text-properties fo:language="ru" fo:country="RU"/>
    </style:style>
    <style:style style:name="P68" style:parent-style-name="ListParagraph" style:family="paragraph"/>
    <style:style style:name="P69" style:parent-style-name="Normal" style:family="paragraph">
      <style:text-properties style:font-name="Consolas" fo:font-size="11pt" style:font-size-asian="11pt" style:font-size-complex="10pt" fo:language="ru" fo:country="RU"/>
    </style:style>
    <style:style style:name="P70" style:parent-style-name="Normal" style:family="paragraph">
      <style:text-properties style:font-name="Consolas" fo:font-size="11pt" style:font-size-asian="11pt" style:font-size-complex="10pt" fo:language="ru" fo:country="RU"/>
    </style:style>
    <style:style style:name="T71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T72" style:parent-style-name="DefaultParagraphFont" style:family="text">
      <style:text-properties style:font-name="Consolas" fo:font-size="11pt" style:font-size-asian="11pt" style:font-size-complex="10pt" fo:language="en" fo:country="GB"/>
    </style:style>
    <style:style style:name="T73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T74" style:parent-style-name="DefaultParagraphFont" style:family="text">
      <style:text-properties style:font-name="Consolas" fo:font-size="11pt" style:font-size-asian="11pt" style:font-size-complex="10pt" fo:language="en" fo:country="GB"/>
    </style:style>
    <style:style style:name="T75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T76" style:parent-style-name="DefaultParagraphFont" style:family="text">
      <style:text-properties style:font-name="Consolas" fo:font-size="11pt" style:font-size-asian="11pt" style:font-size-complex="10pt" fo:language="en" fo:country="GB"/>
    </style:style>
    <style:style style:name="T77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T78" style:parent-style-name="DefaultParagraphFont" style:family="text">
      <style:text-properties style:font-name="Consolas" fo:font-size="11pt" style:font-size-asian="11pt" style:font-size-complex="10pt" fo:language="en" fo:country="GB"/>
    </style:style>
    <style:style style:name="T79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T80" style:parent-style-name="DefaultParagraphFont" style:family="text">
      <style:text-properties style:font-name="Consolas" fo:font-size="11pt" style:font-size-asian="11pt" style:font-size-complex="10pt" fo:language="en" fo:country="GB"/>
    </style:style>
    <style:style style:name="T81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T82" style:parent-style-name="DefaultParagraphFont" style:family="text">
      <style:text-properties style:font-name="Consolas" fo:font-size="11pt" style:font-size-asian="11pt" style:font-size-complex="10pt" fo:language="en" fo:country="GB"/>
    </style:style>
    <style:style style:name="T83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T84" style:parent-style-name="DefaultParagraphFont" style:family="text">
      <style:text-properties style:font-name="Consolas" fo:font-size="11pt" style:font-size-asian="11pt" style:font-size-complex="10pt" fo:language="en" fo:country="GB"/>
    </style:style>
    <style:style style:name="T85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P86" style:parent-style-name="Normal" style:family="paragraph">
      <style:text-properties fo:language="ru" fo:country="RU"/>
    </style:style>
    <style:style style:name="P87" style:parent-style-name="Титул2" style:family="paragraph">
      <style:paragraph-properties fo:text-indent="0in"/>
    </style:style>
    <style:style style:name="T88" style:parent-style-name="DefaultParagraphFont" style:family="text">
      <style:text-properties fo:language="en" fo:country="GB"/>
    </style:style>
    <style:style style:name="P89" style:parent-style-name="Normal" style:family="paragraph">
      <style:paragraph-properties fo:text-align="start"/>
      <style:text-properties style:font-name="Consolas" fo:font-size="11pt" style:font-size-asian="11pt" style:font-size-complex="10pt"/>
    </style:style>
    <style:style style:name="P90" style:parent-style-name="Normal" style:family="paragraph">
      <style:paragraph-properties fo:text-align="start"/>
      <style:text-properties style:font-name="Consolas" fo:font-size="11pt" style:font-size-asian="11pt" style:font-size-complex="10pt"/>
    </style:style>
    <style:style style:name="P91" style:parent-style-name="Normal" style:family="paragraph">
      <style:paragraph-properties fo:text-align="start"/>
      <style:text-properties style:font-name="Consolas" fo:font-size="11pt" style:font-size-asian="11pt" style:font-size-complex="10pt"/>
    </style:style>
    <style:style style:name="P92" style:parent-style-name="Normal" style:family="paragraph">
      <style:paragraph-properties fo:text-align="start"/>
      <style:text-properties style:font-name="Consolas" fo:font-size="11pt" style:font-size-asian="11pt" style:font-size-complex="10pt"/>
    </style:style>
    <style:style style:name="P93" style:parent-style-name="Normal" style:family="paragraph">
      <style:paragraph-properties fo:text-align="start"/>
      <style:text-properties style:font-name="Consolas" fo:font-size="11pt" style:font-size-asian="11pt" style:font-size-complex="10pt"/>
    </style:style>
    <style:style style:name="P94" style:parent-style-name="Normal" style:family="paragraph">
      <style:paragraph-properties fo:text-align="start"/>
      <style:text-properties style:font-name="Consolas" fo:font-size="11pt" style:font-size-asian="11pt" style:font-size-complex="10pt"/>
    </style:style>
    <style:style style:name="P95" style:parent-style-name="Normal" style:family="paragraph">
      <style:paragraph-properties fo:text-align="start"/>
      <style:text-properties style:font-name="Consolas" fo:font-size="11pt" style:font-size-asian="11pt" style:font-size-complex="10pt"/>
    </style:style>
    <style:style style:name="P96" style:parent-style-name="Normal" style:family="paragraph">
      <style:paragraph-properties fo:text-align="start"/>
      <style:text-properties style:font-name="Consolas" fo:font-size="11pt" style:font-size-asian="11pt" style:font-size-complex="10pt"/>
    </style:style>
    <style:style style:name="P97" style:parent-style-name="Normal" style:family="paragraph">
      <style:paragraph-properties fo:text-align="start"/>
      <style:text-properties style:font-name="Consolas" fo:font-size="11pt" style:font-size-asian="11pt" style:font-size-complex="10pt"/>
    </style:style>
    <style:style style:name="P98" style:parent-style-name="Normal" style:family="paragraph">
      <style:paragraph-properties fo:text-align="start"/>
      <style:text-properties style:font-name="Consolas" fo:font-size="11pt" style:font-size-asian="11pt" style:font-size-complex="10pt"/>
    </style:style>
    <style:style style:name="P99" style:parent-style-name="Normal" style:family="paragraph">
      <style:paragraph-properties fo:text-align="start"/>
      <style:text-properties style:font-name="Consolas" fo:font-size="11pt" style:font-size-asian="11pt" style:font-size-complex="10pt"/>
    </style:style>
    <style:style style:name="P100" style:parent-style-name="Normal" style:family="paragraph">
      <style:paragraph-properties fo:text-align="start"/>
      <style:text-properties style:font-name="Consolas" fo:font-size="11pt" style:font-size-asian="11pt" style:font-size-complex="10pt"/>
    </style:style>
    <style:style style:name="P101" style:parent-style-name="Normal" style:family="paragraph">
      <style:paragraph-properties fo:text-align="start"/>
    </style:style>
    <style:style style:name="P102" style:parent-style-name="Normal" style:family="paragraph">
      <style:paragraph-properties fo:text-align="start"/>
    </style:style>
    <style:style style:name="P103" style:parent-style-name="Normal" style:family="paragraph">
      <style:paragraph-properties fo:text-align="start"/>
      <style:text-properties style:font-name="Consolas" fo:font-size="11pt" style:font-size-asian="11pt" style:font-size-complex="10pt"/>
    </style:style>
    <style:style style:name="P104" style:parent-style-name="Normal" style:family="paragraph">
      <style:paragraph-properties fo:text-align="start"/>
      <style:text-properties style:font-name="Consolas" fo:font-size="11pt" style:font-size-asian="11pt" style:font-size-complex="10pt"/>
    </style:style>
    <style:style style:name="P105" style:parent-style-name="Normal" style:family="paragraph">
      <style:paragraph-properties fo:text-align="start"/>
      <style:text-properties style:font-name="Consolas" fo:font-size="11pt" style:font-size-asian="11pt" style:font-size-complex="10pt"/>
    </style:style>
    <style:style style:name="P106" style:parent-style-name="Normal" style:family="paragraph">
      <style:paragraph-properties fo:text-align="start"/>
      <style:text-properties style:font-name="Consolas" fo:font-size="11pt" style:font-size-asian="11pt" style:font-size-complex="10pt"/>
    </style:style>
    <style:style style:name="P107" style:parent-style-name="Normal" style:family="paragraph">
      <style:paragraph-properties fo:text-align="start"/>
      <style:text-properties style:font-name="Consolas" fo:font-size="11pt" style:font-size-asian="11pt" style:font-size-complex="10pt"/>
    </style:style>
    <style:style style:name="P108" style:parent-style-name="Normal" style:family="paragraph">
      <style:paragraph-properties fo:text-align="start"/>
      <style:text-properties style:font-name="Consolas" fo:font-size="11pt" style:font-size-asian="11pt" style:font-size-complex="10pt"/>
    </style:style>
    <style:style style:name="P109" style:parent-style-name="Normal" style:family="paragraph">
      <style:paragraph-properties fo:text-align="start"/>
      <style:text-properties style:font-name="Consolas" fo:font-size="11pt" style:font-size-asian="11pt" style:font-size-complex="10pt"/>
    </style:style>
    <style:style style:name="P110" style:parent-style-name="Normal" style:family="paragraph">
      <style:paragraph-properties fo:text-align="start"/>
      <style:text-properties style:font-name="Consolas" fo:font-size="11pt" style:font-size-asian="11pt" style:font-size-complex="10pt"/>
    </style:style>
    <style:style style:name="P111" style:parent-style-name="Normal" style:family="paragraph">
      <style:paragraph-properties fo:text-align="start"/>
      <style:text-properties style:font-name="Consolas" fo:font-size="11pt" style:font-size-asian="11pt" style:font-size-complex="10pt"/>
    </style:style>
    <style:style style:name="P112" style:parent-style-name="Normal" style:family="paragraph">
      <style:paragraph-properties fo:text-align="start"/>
      <style:text-properties style:font-name="Consolas" fo:font-size="11pt" style:font-size-asian="11pt" style:font-size-complex="10pt"/>
    </style:style>
    <style:style style:name="P113" style:parent-style-name="Normal" style:family="paragraph">
      <style:paragraph-properties fo:text-align="start"/>
      <style:text-properties style:font-name="Consolas" fo:font-size="11pt" style:font-size-asian="11pt" style:font-size-complex="10pt"/>
    </style:style>
    <style:style style:name="P114" style:parent-style-name="Normal" style:family="paragraph">
      <style:paragraph-properties fo:text-align="start"/>
      <style:text-properties style:font-name="Consolas" fo:font-size="11pt" style:font-size-asian="11pt" style:font-size-complex="10pt"/>
    </style:style>
    <style:style style:name="P115" style:parent-style-name="Normal" style:family="paragraph">
      <style:paragraph-properties fo:text-align="start"/>
      <style:text-properties style:font-name="Consolas" fo:font-size="11pt" style:font-size-asian="11pt" style:font-size-complex="10pt"/>
    </style:style>
    <style:style style:name="P116" style:parent-style-name="Normal" style:family="paragraph">
      <style:paragraph-properties fo:text-align="start"/>
      <style:text-properties style:font-name="Consolas" fo:font-size="11pt" style:font-size-asian="11pt" style:font-size-complex="10pt"/>
    </style:style>
    <style:style style:name="P117" style:parent-style-name="Normal" style:family="paragraph">
      <style:paragraph-properties fo:text-align="start"/>
      <style:text-properties style:font-name="Consolas" fo:font-size="11pt" style:font-size-asian="11pt" style:font-size-complex="10pt"/>
    </style:style>
    <style:style style:name="P118" style:parent-style-name="Normal" style:family="paragraph">
      <style:paragraph-properties fo:text-align="start"/>
      <style:text-properties style:font-name="Consolas" fo:font-size="11pt" style:font-size-asian="11pt" style:font-size-complex="10pt"/>
    </style:style>
    <style:style style:name="P119" style:parent-style-name="Normal" style:family="paragraph">
      <style:paragraph-properties fo:text-align="start"/>
      <style:text-properties style:font-name="Consolas" fo:font-size="11pt" style:font-size-asian="11pt" style:font-size-complex="10pt"/>
    </style:style>
    <style:style style:name="P120" style:parent-style-name="Normal" style:family="paragraph">
      <style:paragraph-properties fo:text-align="start"/>
      <style:text-properties style:font-name="Consolas" fo:font-size="11pt" style:font-size-asian="11pt" style:font-size-complex="10pt"/>
    </style:style>
    <style:style style:name="P121" style:parent-style-name="Normal" style:family="paragraph">
      <style:paragraph-properties fo:text-align="start"/>
      <style:text-properties style:font-name="Consolas" fo:font-size="11pt" style:font-size-asian="11pt" style:font-size-complex="10pt"/>
    </style:style>
    <style:style style:name="P122" style:parent-style-name="Normal" style:family="paragraph">
      <style:paragraph-properties fo:text-align="start"/>
      <style:text-properties style:font-name="Consolas" fo:font-size="11pt" style:font-size-asian="11pt" style:font-size-complex="10pt"/>
    </style:style>
    <style:style style:name="P123" style:parent-style-name="Normal" style:family="paragraph">
      <style:paragraph-properties fo:text-align="start"/>
      <style:text-properties style:font-name="Consolas" fo:font-size="11pt" style:font-size-asian="11pt" style:font-size-complex="10pt"/>
    </style:style>
    <style:style style:name="P124" style:parent-style-name="Normal" style:family="paragraph">
      <style:paragraph-properties fo:text-align="start"/>
      <style:text-properties style:font-name="Consolas" fo:font-size="11pt" style:font-size-asian="11pt" style:font-size-complex="10pt"/>
    </style:style>
    <style:style style:name="P125" style:parent-style-name="Normal" style:family="paragraph">
      <style:paragraph-properties fo:text-align="start"/>
      <style:text-properties style:font-name="Consolas" fo:font-size="11pt" style:font-size-asian="11pt" style:font-size-complex="10pt"/>
    </style:style>
    <style:style style:name="P126" style:parent-style-name="Normal" style:family="paragraph">
      <style:paragraph-properties fo:text-align="start"/>
      <style:text-properties style:font-name="Consolas" fo:font-size="11pt" style:font-size-asian="11pt" style:font-size-complex="10pt"/>
    </style:style>
    <style:style style:name="P127" style:parent-style-name="Normal" style:family="paragraph">
      <style:paragraph-properties fo:text-indent="0in"/>
      <style:text-properties fo:language="ru" fo:country="RU"/>
    </style:style>
    <style:style style:name="P128" style:parent-style-name="Normal" style:family="paragraph">
      <style:paragraph-properties fo:text-indent="0in"/>
    </style:style>
    <style:style style:name="T129" style:parent-style-name="DefaultParagraphFont" style:family="text">
      <style:text-properties fo:language="ru" fo:country="RU"/>
    </style:style>
    <style:style style:name="T130" style:parent-style-name="DefaultParagraphFont" style:family="text">
      <style:text-properties fo:language="ru" fo:country="RU"/>
    </style:style>
    <style:style style:name="T131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T132" style:parent-style-name="DefaultParagraphFont" style:family="text">
      <style:text-properties fo:language="ru" fo:country="RU"/>
    </style:style>
    <style:style style:name="P133" style:parent-style-name="Normal" style:family="paragraph">
      <style:paragraph-properties fo:text-align="start" fo:text-indent="0in"/>
      <style:text-properties style:font-name="Consolas" fo:font-size="11pt" style:font-size-asian="11pt" style:font-size-complex="10pt" fo:language="en" fo:country="GB"/>
    </style:style>
    <style:style style:name="P134" style:parent-style-name="Normal" style:family="paragraph">
      <style:paragraph-properties fo:text-indent="0in"/>
    </style:style>
    <style:style style:name="T135" style:parent-style-name="DefaultParagraphFont" style:family="text">
      <style:text-properties fo:language="ru" fo:country="RU"/>
    </style:style>
    <style:style style:name="T136" style:parent-style-name="DefaultParagraphFont" style:family="text">
      <style:text-properties fo:language="ru" fo:country="RU"/>
    </style:style>
    <style:style style:name="T137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T138" style:parent-style-name="DefaultParagraphFont" style:family="text">
      <style:text-properties fo:language="ru" fo:country="RU"/>
    </style:style>
    <style:style style:name="P139" style:parent-style-name="Normal" style:family="paragraph">
      <style:paragraph-properties fo:text-align="start" fo:text-indent="0in"/>
      <style:text-properties style:font-name="Consolas" fo:font-size="11pt" style:font-size-asian="11pt" style:font-size-complex="10pt" fo:language="en" fo:country="GB"/>
    </style:style>
    <style:style style:name="P140" style:parent-style-name="Normal" style:family="paragraph">
      <style:paragraph-properties fo:text-indent="0in"/>
    </style:style>
    <style:style style:name="T141" style:parent-style-name="DefaultParagraphFont" style:family="text">
      <style:text-properties fo:language="ru" fo:country="RU"/>
    </style:style>
    <style:style style:name="T142" style:parent-style-name="DefaultParagraphFont" style:family="text">
      <style:text-properties fo:language="ru" fo:country="RU"/>
    </style:style>
    <style:style style:name="T143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T144" style:parent-style-name="DefaultParagraphFont" style:family="text">
      <style:text-properties fo:language="ru" fo:country="RU"/>
    </style:style>
    <style:style style:name="P145" style:parent-style-name="Normal" style:family="paragraph">
      <style:paragraph-properties fo:text-align="start" fo:text-indent="0in"/>
    </style:style>
    <style:style style:name="T146" style:parent-style-name="DefaultParagraphFont" style:family="text">
      <style:text-properties style:font-name="Consolas" fo:font-size="11pt" style:font-size-asian="11pt" style:font-size-complex="10pt" fo:language="en" fo:country="GB"/>
    </style:style>
    <style:style style:name="T147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T148" style:parent-style-name="DefaultParagraphFont" style:family="text">
      <style:text-properties style:font-name="Consolas" fo:font-size="11pt" style:font-size-asian="11pt" style:font-size-complex="10pt" fo:language="en" fo:country="GB"/>
    </style:style>
    <style:style style:name="P149" style:parent-style-name="Normal" style:family="paragraph">
      <style:paragraph-properties fo:text-indent="0in"/>
      <style:text-properties fo:language="en" fo:country="GB"/>
    </style:style>
    <style:style style:name="P150" style:parent-style-name="Normal" style:family="paragraph">
      <style:paragraph-properties fo:text-indent="0in"/>
      <style:text-properties fo:language="ru" fo:country="RU"/>
    </style:style>
    <style:style style:name="P151" style:parent-style-name="Normal" style:family="paragraph">
      <style:paragraph-properties fo:text-indent="0in"/>
    </style:style>
    <style:style style:name="T152" style:parent-style-name="DefaultParagraphFont" style:family="text">
      <style:text-properties fo:language="ru" fo:country="RU"/>
    </style:style>
    <style:style style:name="T153" style:parent-style-name="DefaultParagraphFont" style:family="text">
      <style:text-properties fo:language="ru" fo:country="RU"/>
    </style:style>
    <style:style style:name="T154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T155" style:parent-style-name="DefaultParagraphFont" style:family="text">
      <style:text-properties fo:language="ru" fo:country="RU"/>
    </style:style>
    <style:style style:name="P156" style:parent-style-name="Normal" style:family="paragraph">
      <style:paragraph-properties fo:text-indent="0in"/>
    </style:style>
    <style:style style:name="T157" style:parent-style-name="DefaultParagraphFont" style:family="text">
      <style:text-properties fo:language="ru" fo:country="RU"/>
    </style:style>
    <style:style style:name="T158" style:parent-style-name="DefaultParagraphFont" style:family="text">
      <style:text-properties fo:language="ru" fo:country="RU"/>
    </style:style>
    <style:style style:name="T159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T160" style:parent-style-name="DefaultParagraphFont" style:family="text">
      <style:text-properties fo:language="ru" fo:country="RU"/>
    </style:style>
    <style:style style:name="P161" style:parent-style-name="Normal" style:family="paragraph">
      <style:paragraph-properties fo:text-indent="0in"/>
    </style:style>
    <style:style style:name="T162" style:parent-style-name="DefaultParagraphFont" style:family="text">
      <style:text-properties fo:language="ru" fo:country="RU"/>
    </style:style>
    <style:style style:name="T163" style:parent-style-name="DefaultParagraphFont" style:family="text">
      <style:text-properties fo:language="ru" fo:country="RU"/>
    </style:style>
    <style:style style:name="T164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T165" style:parent-style-name="DefaultParagraphFont" style:family="text">
      <style:text-properties fo:language="ru" fo:country="RU"/>
    </style:style>
    <style:style style:name="P166" style:parent-style-name="Normal" style:family="paragraph">
      <style:paragraph-properties fo:text-indent="0in"/>
    </style:style>
    <style:style style:name="T167" style:parent-style-name="DefaultParagraphFont" style:family="text">
      <style:text-properties fo:language="ru" fo:country="RU"/>
    </style:style>
    <style:style style:name="T168" style:parent-style-name="DefaultParagraphFont" style:family="text">
      <style:text-properties fo:language="ru" fo:country="RU"/>
    </style:style>
    <style:style style:name="T169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T170" style:parent-style-name="DefaultParagraphFont" style:family="text">
      <style:text-properties fo:language="ru" fo:country="RU"/>
    </style:style>
    <style:style style:name="P171" style:parent-style-name="Normal" style:family="paragraph">
      <style:paragraph-properties fo:text-indent="0in"/>
    </style:style>
    <style:style style:name="T172" style:parent-style-name="DefaultParagraphFont" style:family="text">
      <style:text-properties fo:language="ru" fo:country="RU"/>
    </style:style>
    <style:style style:name="T173" style:parent-style-name="DefaultParagraphFont" style:family="text">
      <style:text-properties fo:language="ru" fo:country="RU"/>
    </style:style>
    <style:style style:name="T174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T175" style:parent-style-name="DefaultParagraphFont" style:family="text">
      <style:text-properties fo:language="ru" fo:country="RU"/>
    </style:style>
    <style:style style:name="P176" style:parent-style-name="Normal" style:family="paragraph">
      <style:paragraph-properties fo:text-indent="0in"/>
    </style:style>
    <style:style style:name="T177" style:parent-style-name="DefaultParagraphFont" style:family="text">
      <style:text-properties fo:language="ru" fo:country="RU"/>
    </style:style>
    <style:style style:name="T178" style:parent-style-name="DefaultParagraphFont" style:family="text">
      <style:text-properties fo:language="ru" fo:country="RU"/>
    </style:style>
    <style:style style:name="T179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T180" style:parent-style-name="DefaultParagraphFont" style:family="text">
      <style:text-properties fo:language="ru" fo:country="RU"/>
    </style:style>
    <style:style style:name="P181" style:parent-style-name="Normal" style:family="paragraph">
      <style:paragraph-properties fo:text-indent="0in"/>
      <style:text-properties fo:language="ru" fo:country="RU"/>
    </style:style>
    <style:style style:name="P182" style:parent-style-name="Normal" style:family="paragraph">
      <style:paragraph-properties fo:text-indent="0in"/>
      <style:text-properties fo:language="ru" fo:country="RU"/>
    </style:style>
    <style:style style:name="P183" style:parent-style-name="Normal" style:family="paragraph">
      <style:paragraph-properties fo:text-indent="0in"/>
      <style:text-properties fo:language="ru" fo:country="RU"/>
    </style:style>
    <style:style style:name="P184" style:parent-style-name="Normal" style:family="paragraph">
      <style:paragraph-properties fo:text-align="start" fo:text-indent="0in"/>
    </style:style>
    <style:style style:name="T185" style:parent-style-name="DefaultParagraphFont" style:family="text">
      <style:text-properties style:font-name="Consolas" fo:font-size="11pt" style:font-size-asian="11pt" style:font-size-complex="10pt" fo:language="en" fo:country="GB"/>
    </style:style>
    <style:style style:name="T186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T187" style:parent-style-name="DefaultParagraphFont" style:family="text">
      <style:text-properties style:font-name="Consolas" fo:font-size="11pt" style:font-size-asian="11pt" style:font-size-complex="10pt" fo:language="en" fo:country="GB"/>
    </style:style>
    <style:style style:name="T188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T189" style:parent-style-name="DefaultParagraphFont" style:family="text">
      <style:text-properties style:font-name="Consolas" fo:font-size="11pt" style:font-size-asian="11pt" style:font-size-complex="10pt" fo:language="en" fo:country="GB"/>
    </style:style>
    <style:style style:name="T190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T191" style:parent-style-name="DefaultParagraphFont" style:family="text">
      <style:text-properties style:font-name="Consolas" fo:font-size="11pt" style:font-size-asian="11pt" style:font-size-complex="10pt" fo:language="en" fo:country="GB"/>
    </style:style>
    <style:style style:name="T192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T193" style:parent-style-name="DefaultParagraphFont" style:family="text">
      <style:text-properties style:font-name="Consolas" fo:font-size="11pt" style:font-size-asian="11pt" style:font-size-complex="10pt" fo:language="en" fo:country="GB"/>
    </style:style>
    <style:style style:name="T194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T195" style:parent-style-name="DefaultParagraphFont" style:family="text">
      <style:text-properties style:font-name="Consolas" fo:font-size="11pt" style:font-size-asian="11pt" style:font-size-complex="10pt" fo:language="en" fo:country="GB"/>
    </style:style>
    <style:style style:name="T196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T197" style:parent-style-name="DefaultParagraphFont" style:family="text">
      <style:text-properties style:font-name="Consolas" fo:font-size="11pt" style:font-size-asian="11pt" style:font-size-complex="10pt" fo:language="en" fo:country="GB"/>
    </style:style>
    <style:style style:name="T198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T199" style:parent-style-name="DefaultParagraphFont" style:family="text">
      <style:text-properties style:font-name="Consolas" fo:font-size="11pt" style:font-size-asian="11pt" style:font-size-complex="10pt" fo:language="en" fo:country="GB"/>
    </style:style>
    <style:style style:name="T200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P201" style:parent-style-name="Normal" style:family="paragraph">
      <style:paragraph-properties fo:text-indent="0in"/>
      <style:text-properties fo:language="ru" fo:country="RU"/>
    </style:style>
    <style:style style:name="P202" style:parent-style-name="Normal" style:family="paragraph">
      <style:paragraph-properties fo:text-indent="0in"/>
      <style:text-properties fo:language="en" fo:country="GB"/>
    </style:style>
    <style:style style:name="P203" style:parent-style-name="Normal" style:family="paragraph">
      <style:paragraph-properties fo:text-align="start" fo:text-indent="0in"/>
      <style:text-properties style:font-name="Consolas" fo:font-size="11pt" style:font-size-asian="11pt" style:font-size-complex="10pt" fo:language="en" fo:country="GB"/>
    </style:style>
    <style:style style:name="P204" style:parent-style-name="Normal" style:family="paragraph">
      <style:paragraph-properties fo:text-align="start" fo:text-indent="0in"/>
      <style:text-properties style:font-name="Consolas" fo:font-size="11pt" style:font-size-asian="11pt" style:font-size-complex="10pt" fo:language="en" fo:country="GB"/>
    </style:style>
    <style:style style:name="P205" style:parent-style-name="Normal" style:family="paragraph">
      <style:paragraph-properties fo:text-align="start" fo:text-indent="0in"/>
      <style:text-properties style:font-name="Consolas" fo:font-size="11pt" style:font-size-asian="11pt" style:font-size-complex="10pt" fo:language="en" fo:country="GB"/>
    </style:style>
    <style:style style:name="P206" style:parent-style-name="Normal" style:family="paragraph">
      <style:paragraph-properties fo:text-align="start" fo:text-indent="0in"/>
      <style:text-properties style:font-name="Consolas" fo:font-size="11pt" style:font-size-asian="11pt" style:font-size-complex="10pt" fo:language="en" fo:country="GB"/>
    </style:style>
    <style:style style:name="P207" style:parent-style-name="Normal" style:family="paragraph">
      <style:paragraph-properties fo:text-align="start" fo:text-indent="0in"/>
      <style:text-properties style:font-name="Consolas" fo:font-size="11pt" style:font-size-asian="11pt" style:font-size-complex="10pt" fo:language="en" fo:country="GB"/>
    </style:style>
    <style:style style:name="P208" style:parent-style-name="Normal" style:family="paragraph">
      <style:paragraph-properties fo:text-align="start" fo:text-indent="0in"/>
      <style:text-properties style:font-name="Consolas" fo:font-size="11pt" style:font-size-asian="11pt" style:font-size-complex="10pt" fo:language="en" fo:country="GB"/>
    </style:style>
    <style:style style:name="P209" style:parent-style-name="Normal" style:family="paragraph">
      <style:paragraph-properties fo:text-align="start" fo:text-indent="0in"/>
      <style:text-properties style:font-name="Consolas" fo:font-size="11pt" style:font-size-asian="11pt" style:font-size-complex="10pt" fo:language="en" fo:country="GB"/>
    </style:style>
    <style:style style:name="P210" style:parent-style-name="Normal" style:family="paragraph">
      <style:paragraph-properties fo:text-indent="0in"/>
    </style:style>
    <style:style style:name="P211" style:parent-style-name="Normal" style:family="paragraph">
      <style:paragraph-properties fo:text-indent="0in"/>
      <style:text-properties style:font-name="Consolas" fo:font-size="11pt" style:font-size-asian="11pt" style:font-size-complex="10pt"/>
    </style:style>
    <style:style style:name="P212" style:parent-style-name="Normal" style:family="paragraph">
      <style:paragraph-properties fo:text-indent="0in"/>
      <style:text-properties style:font-name="Consolas" fo:font-size="11pt" style:font-size-asian="11pt" style:font-size-complex="10pt"/>
    </style:style>
    <style:style style:name="P213" style:parent-style-name="Normal" style:family="paragraph">
      <style:paragraph-properties fo:text-indent="0in"/>
      <style:text-properties style:font-name="Consolas" fo:font-size="11pt" style:font-size-asian="11pt" style:font-size-complex="10pt"/>
    </style:style>
    <style:style style:name="P214" style:parent-style-name="Normal" style:family="paragraph">
      <style:paragraph-properties fo:text-indent="0in"/>
      <style:text-properties style:font-name="Consolas" fo:font-size="11pt" style:font-size-asian="11pt" style:font-size-complex="10pt"/>
    </style:style>
    <style:style style:name="P215" style:parent-style-name="Normal" style:family="paragraph">
      <style:paragraph-properties fo:text-indent="0in"/>
    </style:style>
    <style:style style:name="P216" style:parent-style-name="Normal" style:family="paragraph">
      <style:paragraph-properties fo:text-indent="0in"/>
    </style:style>
    <style:style style:name="P217" style:parent-style-name="Normal" style:family="paragraph">
      <style:paragraph-properties fo:text-indent="0in"/>
      <style:text-properties style:font-name="Consolas" fo:font-size="11pt" style:font-size-asian="11pt" style:font-size-complex="11pt"/>
    </style:style>
    <style:style style:name="P218" style:parent-style-name="Normal" style:family="paragraph">
      <style:paragraph-properties fo:text-indent="0in"/>
      <style:text-properties style:font-name="Consolas" fo:font-size="11pt" style:font-size-asian="11pt" style:font-size-complex="11pt"/>
    </style:style>
    <style:style style:name="P219" style:parent-style-name="Заголовок1" style:family="paragraph">
      <style:paragraph-properties fo:line-height="115%"/>
      <style:text-properties style:font-name-complex="Times New Roman" style:font-size-complex="14pt" fo:language="ru" fo:country="RU"/>
    </style:style>
    <style:style style:name="P220" style:parent-style-name="Standard" style:family="paragraph">
      <style:text-properties style:font-name="Times New Roman" fo:font-size="14pt" style:font-size-asian="14pt" fo:language="ru" fo:country="RU"/>
    </style:style>
    <style:style style:name="P221" style:parent-style-name="Normal" style:family="paragraph">
      <style:paragraph-properties fo:widows="2" fo:orphans="2" fo:text-align="start" style:vertical-align="auto" fo:line-height="100%" fo:text-indent="0in"/>
    </style:style>
    <style:style style:name="T222" style:parent-style-name="DefaultParagraphFont" style:family="text">
      <style:text-properties style:font-name="Consolas" fo:font-size="11pt" style:font-size-asian="11pt" style:font-size-complex="10pt" fo:language="en" fo:country="GB"/>
    </style:style>
    <style:style style:name="T223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T224" style:parent-style-name="DefaultParagraphFont" style:family="text">
      <style:text-properties style:font-name="Consolas" fo:font-size="11pt" style:font-size-asian="11pt" style:font-size-complex="10pt" fo:language="en" fo:country="GB"/>
    </style:style>
    <style:style style:name="T225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T226" style:parent-style-name="DefaultParagraphFont" style:family="text">
      <style:text-properties style:font-name="Consolas" fo:font-size="11pt" style:font-size-asian="11pt" style:font-size-complex="10pt" fo:language="en" fo:country="GB"/>
    </style:style>
    <style:style style:name="T227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T228" style:parent-style-name="DefaultParagraphFont" style:family="text">
      <style:text-properties style:font-name="Consolas" fo:font-size="11pt" style:font-size-asian="11pt" style:font-size-complex="10pt" fo:language="en" fo:country="GB"/>
    </style:style>
    <style:style style:name="T229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T230" style:parent-style-name="DefaultParagraphFont" style:family="text">
      <style:text-properties style:font-name="Consolas" fo:font-size="11pt" style:font-size-asian="11pt" style:font-size-complex="10pt" fo:language="en" fo:country="GB"/>
    </style:style>
    <style:style style:name="T231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T232" style:parent-style-name="DefaultParagraphFont" style:family="text">
      <style:text-properties style:font-name="Consolas" fo:font-size="11pt" style:font-size-asian="11pt" style:font-size-complex="10pt" fo:language="en" fo:country="GB"/>
    </style:style>
    <style:style style:name="T233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T234" style:parent-style-name="DefaultParagraphFont" style:family="text">
      <style:text-properties style:font-name="Consolas" fo:font-size="11pt" style:font-size-asian="11pt" style:font-size-complex="10pt" fo:language="en" fo:country="GB"/>
    </style:style>
    <style:style style:name="T235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T236" style:parent-style-name="DefaultParagraphFont" style:family="text">
      <style:text-properties style:font-name="Consolas" fo:font-size="11pt" style:font-size-asian="11pt" style:font-size-complex="10pt" fo:language="en" fo:country="GB"/>
    </style:style>
    <style:style style:name="T237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T238" style:parent-style-name="DefaultParagraphFont" style:family="text">
      <style:text-properties style:font-name="Consolas" fo:font-size="11pt" style:font-size-asian="11pt" style:font-size-complex="10pt" fo:language="en" fo:country="GB"/>
    </style:style>
    <style:style style:name="T239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T240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T241" style:parent-style-name="DefaultParagraphFont" style:family="text">
      <style:text-properties style:font-name="Consolas" fo:font-size="11pt" style:font-size-asian="11pt" style:font-size-complex="10pt" fo:language="en" fo:country="GB"/>
    </style:style>
    <style:style style:name="T242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T243" style:parent-style-name="DefaultParagraphFont" style:family="text">
      <style:text-properties style:font-name="Consolas" fo:font-size="11pt" style:font-size-asian="11pt" style:font-size-complex="10pt" fo:language="en" fo:country="GB"/>
    </style:style>
    <style:style style:name="T244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T245" style:parent-style-name="DefaultParagraphFont" style:family="text">
      <style:text-properties style:font-name="Consolas" fo:font-size="11pt" style:font-size-asian="11pt" style:font-size-complex="10pt" fo:language="en" fo:country="GB"/>
    </style:style>
    <style:style style:name="T246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T247" style:parent-style-name="DefaultParagraphFont" style:family="text">
      <style:text-properties style:font-name="Consolas" fo:font-size="11pt" style:font-size-asian="11pt" style:font-size-complex="10pt" fo:language="en" fo:country="GB"/>
    </style:style>
    <style:style style:name="T248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T249" style:parent-style-name="DefaultParagraphFont" style:family="text">
      <style:text-properties style:font-name="Consolas" fo:font-size="11pt" style:font-size-asian="11pt" style:font-size-complex="10pt" fo:language="en" fo:country="GB"/>
    </style:style>
    <style:style style:name="T250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T251" style:parent-style-name="DefaultParagraphFont" style:family="text">
      <style:text-properties style:font-name="Consolas" fo:font-size="11pt" style:font-size-asian="11pt" style:font-size-complex="10pt" fo:language="en" fo:country="GB"/>
    </style:style>
    <style:style style:name="T252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T253" style:parent-style-name="DefaultParagraphFont" style:family="text">
      <style:text-properties style:font-name="Consolas" fo:font-size="11pt" style:font-size-asian="11pt" style:font-size-complex="10pt" fo:language="en" fo:country="GB"/>
    </style:style>
    <style:style style:name="T254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T255" style:parent-style-name="DefaultParagraphFont" style:family="text">
      <style:text-properties style:font-name="Consolas" fo:font-size="11pt" style:font-size-asian="11pt" style:font-size-complex="10pt" fo:language="en" fo:country="GB"/>
    </style:style>
    <style:style style:name="T256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T257" style:parent-style-name="DefaultParagraphFont" style:family="text">
      <style:text-properties style:font-name="Consolas" fo:font-size="11pt" style:font-size-asian="11pt" style:font-size-complex="10pt" fo:language="en" fo:country="GB"/>
    </style:style>
    <style:style style:name="T258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T259" style:parent-style-name="DefaultParagraphFont" style:family="text">
      <style:text-properties style:font-name="Consolas" fo:font-size="11pt" style:font-size-asian="11pt" style:font-size-complex="10pt" fo:language="en" fo:country="GB"/>
    </style:style>
    <style:style style:name="T260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T261" style:parent-style-name="DefaultParagraphFont" style:family="text">
      <style:text-properties style:font-name="Consolas" fo:font-size="11pt" style:font-size-asian="11pt" style:font-size-complex="10pt" fo:language="en" fo:country="GB"/>
    </style:style>
    <style:style style:name="T262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T263" style:parent-style-name="DefaultParagraphFont" style:family="text">
      <style:text-properties style:font-name="Consolas" fo:font-size="11pt" style:font-size-asian="11pt" style:font-size-complex="10pt" fo:language="en" fo:country="GB"/>
    </style:style>
    <style:style style:name="T264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T265" style:parent-style-name="DefaultParagraphFont" style:family="text">
      <style:text-properties style:font-name="Consolas" fo:font-size="11pt" style:font-size-asian="11pt" style:font-size-complex="10pt" fo:language="en" fo:country="GB"/>
    </style:style>
    <style:style style:name="T266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T267" style:parent-style-name="DefaultParagraphFont" style:family="text">
      <style:text-properties style:font-name="Consolas" fo:font-size="11pt" style:font-size-asian="11pt" style:font-size-complex="10pt" fo:language="en" fo:country="GB"/>
    </style:style>
    <style:style style:name="T268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T269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T270" style:parent-style-name="DefaultParagraphFont" style:family="text">
      <style:text-properties style:font-name="Consolas" fo:font-size="11pt" style:font-size-asian="11pt" style:font-size-complex="10pt" fo:language="en" fo:country="GB"/>
    </style:style>
    <style:style style:name="T271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T272" style:parent-style-name="DefaultParagraphFont" style:family="text">
      <style:text-properties style:font-name="Consolas" fo:font-size="11pt" style:font-size-asian="11pt" style:font-size-complex="10pt" fo:language="en" fo:country="GB"/>
    </style:style>
    <style:style style:name="T273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T274" style:parent-style-name="DefaultParagraphFont" style:family="text">
      <style:text-properties style:font-name="Consolas" fo:font-size="11pt" style:font-size-asian="11pt" style:font-size-complex="10pt" fo:language="en" fo:country="GB"/>
    </style:style>
    <style:style style:name="T275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T276" style:parent-style-name="DefaultParagraphFont" style:family="text">
      <style:text-properties style:font-name="Consolas" fo:font-size="11pt" style:font-size-asian="11pt" style:font-size-complex="10pt" fo:language="en" fo:country="GB"/>
    </style:style>
    <style:style style:name="T277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T278" style:parent-style-name="DefaultParagraphFont" style:family="text">
      <style:text-properties style:font-name="Consolas" fo:font-size="11pt" style:font-size-asian="11pt" style:font-size-complex="10pt" fo:language="en" fo:country="GB"/>
    </style:style>
    <style:style style:name="T279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T280" style:parent-style-name="DefaultParagraphFont" style:family="text">
      <style:text-properties style:font-name="Consolas" fo:font-size="11pt" style:font-size-asian="11pt" style:font-size-complex="10pt" fo:language="en" fo:country="GB"/>
    </style:style>
    <style:style style:name="T281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T282" style:parent-style-name="DefaultParagraphFont" style:family="text">
      <style:text-properties style:font-name="Consolas" fo:font-size="11pt" style:font-size-asian="11pt" style:font-size-complex="10pt" fo:language="en" fo:country="GB"/>
    </style:style>
    <style:style style:name="T283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T284" style:parent-style-name="DefaultParagraphFont" style:family="text">
      <style:text-properties style:font-name="Consolas" fo:font-size="11pt" style:font-size-asian="11pt" style:font-size-complex="10pt" fo:language="en" fo:country="GB"/>
    </style:style>
    <style:style style:name="T285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T286" style:parent-style-name="DefaultParagraphFont" style:family="text">
      <style:text-properties style:font-name="Consolas" fo:font-size="11pt" style:font-size-asian="11pt" style:font-size-complex="10pt" fo:language="en" fo:country="GB"/>
    </style:style>
    <style:style style:name="T287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T288" style:parent-style-name="DefaultParagraphFont" style:family="text">
      <style:text-properties style:font-name="Consolas" fo:font-size="11pt" style:font-size-asian="11pt" style:font-size-complex="10pt" fo:language="en" fo:country="GB"/>
    </style:style>
    <style:style style:name="T289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T290" style:parent-style-name="DefaultParagraphFont" style:family="text">
      <style:text-properties style:font-name="Consolas" fo:font-size="11pt" style:font-size-asian="11pt" style:font-size-complex="10pt" fo:language="en" fo:country="GB"/>
    </style:style>
    <style:style style:name="T291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T292" style:parent-style-name="DefaultParagraphFont" style:family="text">
      <style:text-properties style:font-name="Consolas" fo:font-size="11pt" style:font-size-asian="11pt" style:font-size-complex="10pt" fo:language="en" fo:country="GB"/>
    </style:style>
    <style:style style:name="T293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T294" style:parent-style-name="DefaultParagraphFont" style:family="text">
      <style:text-properties style:font-name="Consolas" fo:font-size="11pt" style:font-size-asian="11pt" style:font-size-complex="10pt" fo:language="en" fo:country="GB"/>
    </style:style>
    <style:style style:name="T295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T296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T297" style:parent-style-name="DefaultParagraphFont" style:family="text">
      <style:text-properties style:font-name="Consolas" fo:font-size="11pt" style:font-size-asian="11pt" style:font-size-complex="10pt" fo:language="en" fo:country="GB"/>
    </style:style>
    <style:style style:name="T298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T299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T300" style:parent-style-name="DefaultParagraphFont" style:family="text">
      <style:text-properties style:font-name="Consolas" fo:font-size="11pt" style:font-size-asian="11pt" style:font-size-complex="10pt" fo:language="en" fo:country="GB"/>
    </style:style>
    <style:style style:name="T301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T302" style:parent-style-name="DefaultParagraphFont" style:family="text">
      <style:text-properties style:font-name="Consolas" fo:font-size="11pt" style:font-size-asian="11pt" style:font-size-complex="10pt" fo:language="en" fo:country="GB"/>
    </style:style>
    <style:style style:name="T303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T304" style:parent-style-name="DefaultParagraphFont" style:family="text">
      <style:text-properties style:font-name="Consolas" fo:font-size="11pt" style:font-size-asian="11pt" style:font-size-complex="10pt" fo:language="en" fo:country="GB"/>
    </style:style>
    <style:style style:name="T305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T306" style:parent-style-name="DefaultParagraphFont" style:family="text">
      <style:text-properties style:font-name="Consolas" fo:font-size="11pt" style:font-size-asian="11pt" style:font-size-complex="10pt" fo:language="en" fo:country="GB"/>
    </style:style>
    <style:style style:name="T307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T308" style:parent-style-name="DefaultParagraphFont" style:family="text">
      <style:text-properties style:font-name="Consolas" fo:font-size="11pt" style:font-size-asian="11pt" style:font-size-complex="10pt" fo:language="en" fo:country="GB"/>
    </style:style>
    <style:style style:name="T309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T310" style:parent-style-name="DefaultParagraphFont" style:family="text">
      <style:text-properties style:font-name="Consolas" fo:font-size="11pt" style:font-size-asian="11pt" style:font-size-complex="10pt" fo:language="en" fo:country="GB"/>
    </style:style>
    <style:style style:name="T311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T312" style:parent-style-name="DefaultParagraphFont" style:family="text">
      <style:text-properties style:font-name="Consolas" fo:font-size="11pt" style:font-size-asian="11pt" style:font-size-complex="10pt" fo:language="en" fo:country="GB"/>
    </style:style>
    <style:style style:name="T313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T314" style:parent-style-name="DefaultParagraphFont" style:family="text">
      <style:text-properties style:font-name="Consolas" fo:font-size="11pt" style:font-size-asian="11pt" style:font-size-complex="10pt" fo:language="en" fo:country="GB"/>
    </style:style>
    <style:style style:name="T315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T316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T317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T318" style:parent-style-name="DefaultParagraphFont" style:family="text">
      <style:text-properties style:font-name="Consolas" fo:font-size="11pt" style:font-size-asian="11pt" style:font-size-complex="10pt" fo:language="en" fo:country="GB"/>
    </style:style>
    <style:style style:name="T319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T320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T321" style:parent-style-name="DefaultParagraphFont" style:family="text">
      <style:text-properties style:font-name="Consolas" fo:font-size="11pt" style:font-size-asian="11pt" style:font-size-complex="10pt" fo:language="en" fo:country="GB"/>
    </style:style>
    <style:style style:name="T322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T323" style:parent-style-name="DefaultParagraphFont" style:family="text">
      <style:text-properties style:font-name="Consolas" fo:font-size="11pt" style:font-size-asian="11pt" style:font-size-complex="10pt" fo:language="en" fo:country="GB"/>
    </style:style>
    <style:style style:name="T324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T325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T326" style:parent-style-name="DefaultParagraphFont" style:family="text">
      <style:text-properties style:font-name="Consolas" fo:font-size="11pt" style:font-size-asian="11pt" style:font-size-complex="10pt" fo:language="en" fo:country="GB"/>
    </style:style>
    <style:style style:name="T327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T328" style:parent-style-name="DefaultParagraphFont" style:family="text">
      <style:text-properties style:font-name="Consolas" fo:font-size="11pt" style:font-size-asian="11pt" style:font-size-complex="10pt" fo:language="en" fo:country="GB"/>
    </style:style>
    <style:style style:name="T329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T330" style:parent-style-name="DefaultParagraphFont" style:family="text">
      <style:text-properties style:font-name="Consolas" fo:font-size="11pt" style:font-size-asian="11pt" style:font-size-complex="10pt" fo:language="en" fo:country="GB"/>
    </style:style>
    <style:style style:name="T331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T332" style:parent-style-name="DefaultParagraphFont" style:family="text">
      <style:text-properties style:font-name="Consolas" fo:font-size="11pt" style:font-size-asian="11pt" style:font-size-complex="10pt" fo:language="en" fo:country="GB"/>
    </style:style>
    <style:style style:name="T333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T334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T335" style:parent-style-name="DefaultParagraphFont" style:family="text">
      <style:text-properties style:font-name="Consolas" fo:font-size="11pt" style:font-size-asian="11pt" style:font-size-complex="10pt" fo:language="en" fo:country="GB"/>
    </style:style>
    <style:style style:name="T336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T337" style:parent-style-name="DefaultParagraphFont" style:family="text">
      <style:text-properties style:font-name="Consolas" fo:font-size="11pt" style:font-size-asian="11pt" style:font-size-complex="10pt" fo:language="en" fo:country="GB"/>
    </style:style>
    <style:style style:name="T338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T339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T340" style:parent-style-name="DefaultParagraphFont" style:family="text">
      <style:text-properties style:font-name="Consolas" fo:font-size="11pt" style:font-size-asian="11pt" style:font-size-complex="10pt" fo:language="en" fo:country="GB"/>
    </style:style>
    <style:style style:name="T341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T342" style:parent-style-name="DefaultParagraphFont" style:family="text">
      <style:text-properties style:font-name="Consolas" fo:font-size="11pt" style:font-size-asian="11pt" style:font-size-complex="10pt" fo:language="en" fo:country="GB"/>
    </style:style>
    <style:style style:name="T343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T344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T345" style:parent-style-name="DefaultParagraphFont" style:family="text">
      <style:text-properties style:font-name="Consolas" fo:font-size="11pt" style:font-size-asian="11pt" style:font-size-complex="10pt" fo:language="en" fo:country="GB"/>
    </style:style>
    <style:style style:name="T346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T347" style:parent-style-name="DefaultParagraphFont" style:family="text">
      <style:text-properties style:font-name="Consolas" fo:font-size="11pt" style:font-size-asian="11pt" style:font-size-complex="10pt" fo:language="en" fo:country="GB"/>
    </style:style>
    <style:style style:name="T348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T349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T350" style:parent-style-name="DefaultParagraphFont" style:family="text">
      <style:text-properties style:font-name="Consolas" fo:font-size="11pt" style:font-size-asian="11pt" style:font-size-complex="10pt" fo:language="en" fo:country="GB"/>
    </style:style>
    <style:style style:name="T351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T352" style:parent-style-name="DefaultParagraphFont" style:family="text">
      <style:text-properties style:font-name="Consolas" fo:font-size="11pt" style:font-size-asian="11pt" style:font-size-complex="10pt" fo:language="en" fo:country="GB"/>
    </style:style>
    <style:style style:name="T353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T354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T355" style:parent-style-name="DefaultParagraphFont" style:family="text">
      <style:text-properties style:font-name="Consolas" fo:font-size="11pt" style:font-size-asian="11pt" style:font-size-complex="10pt" fo:language="en" fo:country="GB"/>
    </style:style>
    <style:style style:name="T356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T357" style:parent-style-name="DefaultParagraphFont" style:family="text">
      <style:text-properties style:font-name="Consolas" fo:font-size="11pt" style:font-size-asian="11pt" style:font-size-complex="10pt" fo:language="en" fo:country="GB"/>
    </style:style>
    <style:style style:name="T358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T359" style:parent-style-name="DefaultParagraphFont" style:family="text">
      <style:text-properties style:font-name="Consolas" fo:font-size="11pt" style:font-size-asian="11pt" style:font-size-complex="10pt" fo:language="en" fo:country="GB"/>
    </style:style>
    <style:style style:name="T360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T361" style:parent-style-name="DefaultParagraphFont" style:family="text">
      <style:text-properties style:font-name="Consolas" fo:font-size="11pt" style:font-size-asian="11pt" style:font-size-complex="10pt" fo:language="en" fo:country="GB"/>
    </style:style>
    <style:style style:name="T362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T363" style:parent-style-name="DefaultParagraphFont" style:family="text">
      <style:text-properties style:font-name="Consolas" fo:font-size="11pt" style:font-size-asian="11pt" style:font-size-complex="10pt" fo:language="en" fo:country="GB"/>
    </style:style>
    <style:style style:name="T364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T365" style:parent-style-name="DefaultParagraphFont" style:family="text">
      <style:text-properties style:font-name="Consolas" fo:font-size="11pt" style:font-size-asian="11pt" style:font-size-complex="10pt" fo:language="en" fo:country="GB"/>
    </style:style>
    <style:style style:name="T366" style:parent-style-name="DefaultParagraphFont" style:family="text">
      <style:text-properties style:font-name="Consolas" fo:font-size="11pt" style:font-size-asian="11pt" style:font-size-complex="10pt" fo:language="ru" fo:country="RU"/>
    </style:style>
    <style:style style:name="P367" style:parent-style-name="Standard" style:family="paragraph">
      <style:text-properties fo:language="ru" fo:country="RU"/>
    </style:style>
    <style:style style:name="P368" style:parent-style-name="Standard" style:family="paragraph">
      <style:text-properties style:font-name="Times New Roman" fo:font-size="14pt" style:font-size-asian="14pt" fo:language="ru" fo:country="RU"/>
    </style:style>
    <style:style style:name="P369" style:parent-style-name="Normal" style:family="paragraph">
      <style:paragraph-properties fo:widows="2" fo:orphans="2" fo:text-align="start" style:vertical-align="auto" fo:line-height="100%" fo:text-indent="0in"/>
      <style:text-properties style:font-name="Consolas" fo:font-size="11pt" style:font-size-asian="11pt" style:font-size-complex="10pt" fo:language="ru" fo:country="RU"/>
    </style:style>
    <style:style style:name="P370" style:parent-style-name="Standard" style:family="paragraph">
      <style:text-properties fo:language="ru" fo:country="RU"/>
    </style:style>
    <style:style style:name="P371" style:parent-style-name="Standard" style:family="paragraph">
      <style:text-properties style:font-name="Times New Roman" fo:font-size="14pt" style:font-size-asian="14pt" fo:language="ru" fo:country="RU"/>
    </style:style>
    <style:style style:name="P372" style:parent-style-name="Normal" style:family="paragraph">
      <style:paragraph-properties fo:widows="2" fo:orphans="2" fo:text-align="start" style:vertical-align="auto" fo:line-height="100%" fo:text-indent="0in"/>
      <style:text-properties style:font-name="Consolas" fo:font-size="11pt" style:font-size-asian="11pt" style:font-size-complex="10pt" fo:language="en" fo:country="GB"/>
    </style:style>
    <style:style style:name="P373" style:parent-style-name="Standard" style:family="paragraph">
      <style:text-properties fo:language="en" fo:country="GB"/>
    </style:style>
    <style:style style:name="P374" style:parent-style-name="Заголовок1" style:family="paragraph">
      <style:paragraph-properties fo:line-height="115%"/>
      <style:text-properties style:font-name-complex="Times New Roman" style:font-size-complex="14pt" fo:language="ru" fo:country="RU"/>
    </style:style>
    <style:style style:name="T375" style:parent-style-name="DefaultParagraphFont" style:family="text">
      <style:text-properties fo:language="ru" fo:country="RU"/>
    </style:style>
    <style:style style:name="T376" style:parent-style-name="DefaultParagraphFont" style:family="text">
      <style:text-properties fo:language="ru" fo:country="RU"/>
    </style:style>
    <style:style style:name="T377" style:parent-style-name="DefaultParagraphFont" style:family="text">
      <style:text-properties fo:language="ru" fo:country="RU"/>
    </style:style>
  </office:automatic-styles>
  <office:body>
    <office:text text:use-soft-page-breaks="true">
      <text:p text:style-name="P1">НАЦИОНАЛЬНЫЙ ИССЛЕДОВАТЕЛЬСКИЙ УНИВЕРСИТЕТ ИТМО</text:p>
      <text:p text:style-name="P3">Факультет программной инженерии и компьютерной техники</text:p>
      <text:p text:style-name="P4"/>
      <text:p text:style-name="P5"/>
      <text:p text:style-name="P6"/>
      <text:p text:style-name="P7"/>
      <text:p text:style-name="P8"/>
      <text:p text:style-name="P9"><text:span text:style-name="T10">Базы Данных</text:span></text:p>
      <text:p text:style-name="P11"><text:span text:style-name="T12">Лабораторная работа № 4</text:span></text:p>
      <text:p text:style-name="P13"><text:span text:style-name="T14">Вариант 888</text:span></text:p>
      <text:p text:style-name="P15"/>
      <text:p text:style-name="P16"/>
      <text:p text:style-name="P17"/>
      <text:p text:style-name="P18"/>
      <text:p text:style-name="P19">Выполнил студент: Маликов Глеб Игоревич</text:p>
      <text:p text:style-name="P20"><text:span text:style-name="T21">Группа №<text:s/></text:span><text:span text:style-name="T22"><text:text-input text:description="">Р3124</text:text-input></text:span></text:p>
      <text:p text:style-name="P23">Преподаватель: Королёва Юлия Александровна</text:p>
      <text:p text:style-name="P24"/>
      <text:p text:style-name="P25"/>
      <text:p text:style-name="P26"/>
      <text:p text:style-name="P27">г. Санкт-Петербург</text:p>
      <text:p text:style-name="P28"/>
      <text:p text:style-name="P29"><text:span text:style-name="T30">202</text:span><text:span text:style-name="T31">3</text:span></text:p>
      <text:table-of-content text:name="_TOC3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2"><text:a xlink:href="#_Toc134882326" office:target-frame-name="_top" xlink:show="replace"><text:span text:style-name="Hyperlink">Задание</text:span><text:tab/>3</text:a></text:p>
          <text:p text:style-name="P33"><text:a xlink:href="#_Toc134882327" office:target-frame-name="_top" xlink:show="replace"><text:span text:style-name="Hyperlink">Запросы</text:span><text:tab/>4</text:a></text:p>
          <text:p text:style-name="P34"><text:a xlink:href="#_Toc134882328" office:target-frame-name="_top" xlink:show="replace"><text:span text:style-name="Hyperlink">Вывод EXPLAIN ANALYZE</text:span><text:tab/>4</text:a></text:p>
          <text:p text:style-name="P35"><text:a xlink:href="#_Toc134882329" office:target-frame-name="_top" xlink:show="replace"><text:span text:style-name="Hyperlink">Возможное добавление индексов</text:span><text:tab/>5</text:a></text:p>
          <text:p text:style-name="P36"><text:a xlink:href="#_Toc134882330" office:target-frame-name="_top" xlink:show="replace"><text:span text:style-name="T37">Заключение</text:span><text:tab/>6</text:a></text:p>
        </text:index-body>
      </text:table-of-content>
      <text:h text:style-name="Титул1" text:outline-level="1"><text:bookmark-start text:name="_Toc118888730"/><text:bookmark-start text:name="_Toc120128494"/><text:bookmark-start text:name="_Toc128415072"/><text:bookmark-start text:name="_Toc128843341"/><text:bookmark-start text:name="_Toc130034254"/><text:bookmark-start text:name="_Toc133504840"/><text:bookmark-start text:name="_Toc134882326"/><text:span text:style-name="Основнойшрифтабзаца">Задание</text:span><text:bookmark-end text:name="_Toc118888730"/><text:bookmark-end text:name="_Toc120128494"/><text:bookmark-end text:name="_Toc128415072"/><text:bookmark-end text:name="_Toc128843341"/><text:bookmark-end text:name="_Toc130034254"/><text:bookmark-end text:name="_Toc133504840"/><text:bookmark-end text:name="_Toc134882326"/></text:h>
      <text:p text:style-name="Normal"><text:span text:style-name="T38">Составить запросы на языке<text:s/></text:span>SQL<text:span text:style-name="T39"><text:s/>(пункты 1-2).</text:span></text:p>
      <text:p text:style-name="P40">Для каждого запроса предложить индексы, добавление которых уменьшит время выполнения запроса (указать таблицы/атрибуты, для которых нужно добавить индексы, написать тип индекса; объяснить, почему добавление индекса будет полезным для данного запроса).</text:p>
      <text:p text:style-name="P41">Для запросов 1-2 необходимо составить возможные планы выполнения запросов. Планы составляются на основании предположения, что в таблицах отсутствуют индексы. Из составленных планов необходимо выбрать оптимальный и объяснить свой выбор.</text:p>
      <text:p text:style-name="P42">Изменятся ли планы при добавлении индекса и как?</text:p>
      <text:p text:style-name="Normal"><text:span text:style-name="T43">Для запросов 1-2 необходимо добавить в отчет вывод команды<text:s/></text:span>EXPLAIN<text:span text:style-name="T44"><text:s/></text:span>ANALYZE<text:span text:style-name="T45"><text:s/>[запрос]</text:span></text:p>
      <text:p text:style-name="P46">Подробные ответы на все вышеперечисленные вопросы должны присутствовать в отчете (планы выполнения запросов должны быть нарисованы, ответы на вопросы - представлены в текстовом виде).</text:p>
      <text:list text:style-name="LFO11" text:continue-numbering="true">
        <text:list-item>
          <text:p text:style-name="P47">Сделать запрос для получения атрибутов из указанных таблиц, применив фильтры по указанным условиям:</text:p>
        </text:list-item>
      </text:list>
      <text:list text:style-name="LFO12" text:continue-numbering="true">
        <text:list-item>
          <text:p text:style-name="P48">Н_ТИПЫ_ВЕДОМОСТЕЙ, Н_ВЕДОМОСТИ.</text:p>
        </text:list-item>
        <text:list-item>
          <text:p text:style-name="P49">Вывести атрибуты: Н_ТИПЫ_ВЕДОМОСТЕЙ.ИД, Н_ВЕДОМОСТИ.ЧЛВК_ИД.</text:p>
        </text:list-item>
        <text:list-item>
          <text:p text:style-name="P50"><text:span text:style-name="T51">Фильтры (</text:span>AND<text:span text:style-name="T52">):</text:span></text:p>
          <text:list text:continue-numbering="true">
            <text:list-item>
              <text:p text:style-name="P53">Н_ТИПЫ_ВЕДОМОСТЕЙ.ИД = 2.</text:p>
            </text:list-item>
            <text:list-item>
              <text:p text:style-name="P54">Н_ВЕДОМОСТИ.ЧЛВК_ИД &gt; 105590.</text:p>
            </text:list-item>
          </text:list>
        </text:list-item>
        <text:list-item>
          <text:p text:style-name="P55"><text:span text:style-name="T56">Вид соединения:<text:s/></text:span>RIGHT<text:span text:style-name="T57"><text:s/></text:span>JOIN<text:span text:style-name="T58">.</text:span></text:p>
        </text:list-item>
      </text:list>
      <text:list text:style-name="LFO11" text:continue-numbering="true">
        <text:list-item>
          <text:p text:style-name="P59">Сделать запрос для получения атрибутов из указанных таблиц, применив фильтры по указанным условиям:</text:p>
        </text:list-item>
      </text:list>
      <text:list text:style-name="LFO13" text:continue-numbering="true">
        <text:list-item>
          <text:p text:style-name="P60">Таблицы: Н_ЛЮДИ, Н_ВЕДОМОСТИ, Н_СЕССИЯ.</text:p>
        </text:list-item>
        <text:list-item>
          <text:p text:style-name="P61">Вывести атрибуты: Н_ЛЮДИ.ИМЯ, Н_ВЕДОМОСТИ.ДАТА, Н_СЕССИЯ.ЧЛВК_ИД.</text:p>
        </text:list-item>
        <text:list-item>
          <text:p text:style-name="P62"><text:span text:style-name="T63">Фильтры (</text:span>AND<text:span text:style-name="T64">):</text:span></text:p>
          <text:list text:continue-numbering="true">
            <text:list-item>
              <text:p text:style-name="P65">Н_ЛЮДИ.ФАМИЛИЯ &gt; Ёлкин.</text:p>
            </text:list-item>
            <text:list-item>
              <text:p text:style-name="P66">Н_ВЕДОМОСТИ.ИД &lt; 1490007.</text:p>
            </text:list-item>
            <text:list-item>
              <text:p text:style-name="P67">Н_СЕССИЯ.ДАТА &gt; 2002-01-04.</text:p>
            </text:list-item>
          </text:list>
        </text:list-item>
        <text:list-item>
          <text:p text:style-name="P68">Вид соединения: RIGHT JOIN.</text:p>
        </text:list-item>
      </text:list>
      <text:h text:style-name="Титул1" text:outline-level="1"><text:bookmark-start text:name="_Toc134882327"/><text:soft-page-break/>Запросы<text:bookmark-end text:name="_Toc134882327"/></text:h>
      <text:p text:style-name="P69">SELECT NTV."ИД", NV."ЧЛВК_ИД" FROM "Н_ТИПЫ_ВЕДОМОСТЕЙ" NTV RIGHT JOIN "Н_ВЕДОМОСТИ" NV ON "ТВ_ИД" = NTV."ИД" WHERE NTV."ИД" = 2 AND NV."ЧЛВК_ИД"&gt; 105590;</text:p>
      <text:p text:style-name="P70"/>
      <text:p text:style-name="Normal"><text:span text:style-name="T71">SELECT NL."ИМЯ", NV."ДАТА", NS."ЧЛВК_ИД" FROM "Н_ЛЮДИ" NL RIGHT JOIN "Н_ВЕДОМОСТИ" NV on NL."ИД" = NV."ЧЛВК_ИД" RIGHT JOIN "Н_СЕССИЯ" NS ON NL."ИД" = NS."ЧЛВК_ИД"<text:s/></text:span><text:span text:style-name="T72">WHERE</text:span><text:span text:style-name="T73"><text:s/></text:span><text:span text:style-name="T74">NL</text:span><text:span text:style-name="T75">."ФАМИЛИЯ" &gt; 'Ёлкин'<text:s/></text:span><text:span text:style-name="T76">AND</text:span><text:span text:style-name="T77"><text:s/></text:span><text:span text:style-name="T78">NV</text:span><text:span text:style-name="T79">."ИД" &lt; 1490007<text:s/></text:span><text:span text:style-name="T80">AND</text:span><text:span text:style-name="T81"><text:s/></text:span><text:span text:style-name="T82">NS</text:span><text:span text:style-name="T83">."ДАТА" &gt;<text:s/></text:span><text:span text:style-name="T84">TIMESTAMP</text:span><text:span text:style-name="T85"><text:s/>'2002-01-04 00:00:00';</text:span></text:p>
      <text:p text:style-name="P86"/>
      <text:h text:style-name="P87" text:outline-level="2"><text:bookmark-start text:name="_Toc134882328"/>Вывод<text:span text:style-name="T88"><text:s/>EXPLAIN ANALYZE</text:span><text:bookmark-end text:name="_Toc134882328"/></text:h>
      <text:p text:style-name="Normal">1.</text:p>
      <text:p text:style-name="P89">Nested Loop (cost=243.51..4849.91 rows=21570 width=8) (actual time=1.180..10.429 rows=21468 loops=1)</text:p>
      <text:p text:style-name="P90">" <text:s/>-&gt; <text:s/>Seq Scan on ""Н_ТИПЫ_ВЕДОМОСТЕЙ"" ntv <text:s/>(cost=0.00..1.04 rows=1 width=4) (actual time=0.011..0.012 rows=1 loops=1)"</text:p>
      <text:p text:style-name="P91">" <text:s text:c="7"/>Filter: (""ИД"" = 2)"</text:p>
      <text:p text:style-name="P92"><text:s text:c="8"/>Rows Removed by Filter: 2</text:p>
      <text:p text:style-name="P93">" <text:s/>-&gt; <text:s/>Bitmap Heap Scan on ""Н_ВЕДОМОСТИ"" nv <text:s/>(cost=243.51..4633.17 rows=21570 width=8) (actual time=1.164..7.881 rows=21468 loops=1)"</text:p>
      <text:p text:style-name="P94">" <text:s text:c="7"/>Recheck Cond: (""ТВ_ИД"" = 2)"</text:p>
      <text:p text:style-name="P95">" <text:s text:c="7"/>Filter: (""ЧЛВК_ИД"" &gt; 105590)"</text:p>
      <text:p text:style-name="P96"><text:s text:c="8"/>Heap Blocks: exact=2274</text:p>
      <text:p text:style-name="P97">" <text:s text:c="7"/>-&gt; <text:s/>Bitmap Index Scan on ""ВЕД_ТВ_FK_I"" <text:s/>(cost=0.00..238.12 rows=21577 width=0) (actual time=0.834..0.834 rows=21468 loops=1)"</text:p>
      <text:p text:style-name="P98">" <text:s text:c="13"/>Index Cond: (""ТВ_ИД"" = 2)"</text:p>
      <text:p text:style-name="P99">Planning Time: 0.231 ms</text:p>
      <text:p text:style-name="P100">Execution Time: 11.477 ms</text:p>
      <text:p text:style-name="P101"/>
      <text:p text:style-name="P102">2.</text:p>
      <text:p text:style-name="P103">Nested Loop <text:s/>(cost=0.60..3719.79 rows=95191 width=25) (actual time=0.397..6.239 rows=5891 loops=1)</text:p>
      <text:p text:style-name="P104">" <text:s/>Join Filter: (nl.""ИД"" = nv.""ЧЛВК_ИД"")"</text:p>
      <text:p text:style-name="P105"><text:s text:c="2"/>-&gt; <text:s/>Nested Loop <text:s/>(cost=0.29..283.14 rows=2190 width=21) (actual time=0.031..2.792 rows=2167 loops=1)</text:p>
      <text:p text:style-name="P106">" <text:s text:c="7"/>-&gt; <text:s/>Seq Scan on ""Н_СЕССИЯ"" ns <text:s/>(cost=0.00..117.90 rows=3447 width=4) (actual time=0.011..0.761 rows=3445 loops=1)"</text:p>
      <text:p text:style-name="P107">" <text:s text:c="13"/>Filter: (""ДАТА"" &gt; '2002-01-04 00:00:00'::timestamp without time zone)"</text:p>
      <text:p text:style-name="P108"><text:s text:c="14"/>Rows Removed by Filter: 307</text:p>
      <text:p text:style-name="P109"><text:s text:c="8"/>-&gt; <text:s/>Memoize <text:s/>(cost=0.29..0.45 rows=1 width=17) (actual time=0.000..0.000 rows=1 loops=3445)</text:p>
      <text:p text:style-name="P110">" <text:s text:c="13"/>Cache Key: ns.""ЧЛВК_ИД"""</text:p>
      <text:p text:style-name="P111"><text:s text:c="14"/>Cache Mode: logical</text:p>
      <text:soft-page-break/>
      <text:p text:style-name="P112"><text:s text:c="14"/>Hits: 3267 <text:s/>Misses: 178 <text:s/>Evictions: 0 <text:s/>Overflows: 0 <text:s/>Memory Usage: 19kB</text:p>
      <text:p text:style-name="P113">" <text:s text:c="13"/>-&gt; <text:s/>Index Scan using ""ЧЛВК_PK"" on ""Н_ЛЮДИ"" nl <text:s/>(cost=0.28..0.44 rows=1 width=17) (actual time=0.003..0.003 rows=1 loops=178)"</text:p>
      <text:p text:style-name="P114">" <text:s text:c="19"/>Index Cond: (""ИД"" = ns.""ЧЛВК_ИД"")"</text:p>
      <text:p text:style-name="P115">" <text:s text:c="19"/>Filter: ((""ФАМИЛИЯ"")::text &gt; 'Ёлкин'::text)"</text:p>
      <text:p text:style-name="P116"><text:s text:c="20"/>Rows Removed by Filter: 0</text:p>
      <text:p text:style-name="P117"><text:s text:c="2"/>-&gt; <text:s/>Memoize <text:s/>(cost=0.30..6.51 rows=68 width=12) (actual time=0.000..0.001 rows=3 loops=2167)</text:p>
      <text:p text:style-name="P118">" <text:s text:c="7"/>Cache Key: ns.""ЧЛВК_ИД"""</text:p>
      <text:p text:style-name="P119"><text:s text:c="8"/>Cache Mode: logical</text:p>
      <text:p text:style-name="P120"><text:s text:c="8"/>Hits: 2035 <text:s/>Misses: 132 <text:s/>Evictions: 0 <text:s/>Overflows: 0 <text:s/>Memory Usage: 52kB</text:p>
      <text:p text:style-name="P121">" <text:s text:c="7"/>-&gt; <text:s/>Index Scan using ""ВЕД_ЧЛВК_FK_IFK"" on ""Н_ВЕДОМОСТИ"" nv <text:s/>(cost=0.29..6.50 rows=68 width=12) (actual time=0.002..0.009 rows=8 loops=132)"</text:p>
      <text:p text:style-name="P122">" <text:s text:c="13"/>Index Cond: (""ЧЛВК_ИД"" = ns.""ЧЛВК_ИД"")"</text:p>
      <text:p text:style-name="P123">" <text:s text:c="13"/>Filter: (""ИД"" &lt; 1490007)"</text:p>
      <text:p text:style-name="P124">Planning Time: 1.459 ms</text:p>
      <text:p text:style-name="P125">Execution Time: 6.634 ms</text:p>
      <text:p text:style-name="P126"/>
      <text:h text:style-name="Титул2" text:outline-level="2"><text:bookmark-start text:name="_Toc134882329"/>Возможное добавление индексов<text:bookmark-end text:name="_Toc134882329"/></text:h>
      <text:p text:style-name="P127">1.</text:p>
      <text:p text:style-name="P128"><text:span text:style-name="T129">Добавление<text:s/></text:span>hash<text:span text:style-name="T130"><text:s/>индекса для<text:s/></text:span><text:span text:style-name="T131">Н_ТИПЫ_ВЕДОМОСТЕЙ.ид<text:s/></text:span><text:span text:style-name="T132">так как производится операция =.</text:span></text:p>
      <text:p text:style-name="P133">CREATE INDEX "TV_ID_HASH_INDEX" ON public."Н_ТИПЫ_ВЕДОМОСТЕЙ" USING hash ("ИД")</text:p>
      <text:p text:style-name="P134"><text:span text:style-name="T135">Добавление<text:s/></text:span>btree<text:span text:style-name="T136"><text:s/>индекса для<text:s/></text:span><text:span text:style-name="T137">Н_ВЕДОМОСТИ.ЧЛВК_ИД<text:s/></text:span><text:span text:style-name="T138">так как производится операция &gt;.</text:span></text:p>
      <text:p text:style-name="P139">"CREATE INDEX ""NV_BTREE_PEOPLE_ID"" ON public.""Н_ВЕДОМОСТИ"" USING btree (""ЧЛВК_ИД"")"</text:p>
      <text:p text:style-name="P140"><text:span text:style-name="T141">Добавление<text:s/></text:span>hash<text:span text:style-name="T142"><text:s/>индекса для<text:s/></text:span><text:span text:style-name="T143">ВЕДОМОСТИ.ТВ_ИД<text:s/></text:span><text:span text:style-name="T144">так как производится операция =.</text:span></text:p>
      <text:p text:style-name="P145"><text:span text:style-name="T146">"CREATE INDEX ""NV_HASH_TV_ID"" ON public.""Н_ВЕДОМОСТИ"" USING hash (""</text:span><text:span text:style-name="T147">ТВ</text:span><text:span text:style-name="T148">_ИД"")"</text:span></text:p>
      <text:p text:style-name="P149"/>
      <text:p text:style-name="P150">2.</text:p>
      <text:p text:style-name="P151"><text:span text:style-name="T152">Добавление<text:s/></text:span>hash<text:span text:style-name="T153"><text:s/>индекса для<text:s/></text:span><text:span text:style-name="T154">Н_ЛЮДИ.ид<text:s/></text:span><text:span text:style-name="T155">так как производится операция =.</text:span></text:p>
      <text:p text:style-name="P156"><text:span text:style-name="T157">Добавление<text:s/></text:span>hash<text:span text:style-name="T158"><text:s/>индекса для<text:s/></text:span><text:span text:style-name="T159">Н_ВЕДОМОСТИ.ЧЛВК_ИД<text:s/></text:span><text:span text:style-name="T160">так как производится операция =.</text:span></text:p>
      <text:p text:style-name="P161"><text:span text:style-name="T162">Добавление<text:s/></text:span>hash<text:span text:style-name="T163"><text:s/>индекса для<text:s/></text:span><text:span text:style-name="T164">Н_СЕССИЯ.ЧЛВК_ИД<text:s/></text:span><text:span text:style-name="T165">так как производится операция =.</text:span></text:p>
      <text:soft-page-break/>
      <text:p text:style-name="P166"><text:span text:style-name="T167">Добавление<text:s/></text:span>btree<text:span text:style-name="T168"><text:s/>индекса для<text:s/></text:span><text:span text:style-name="T169">Н_ЛЮДИ.ФАМИЛИЯ<text:s/></text:span><text:span text:style-name="T170">так как производится операция &gt;.</text:span></text:p>
      <text:p text:style-name="P171"><text:span text:style-name="T172">Добавление<text:s/></text:span>btree<text:span text:style-name="T173"><text:s/>индекса для<text:s/></text:span><text:span text:style-name="T174">Н_ТИПЫ_ВЕДОМОСТЕЙ.ид<text:s/></text:span><text:span text:style-name="T175">так как производится операция &lt;.</text:span></text:p>
      <text:p text:style-name="P176"><text:span text:style-name="T177">Добавление<text:s/></text:span>btree<text:span text:style-name="T178"><text:s/>индекса для<text:s/></text:span><text:span text:style-name="T179">Н_СЕССИЯ.ДАТА<text:s/></text:span><text:span text:style-name="T180">так как производится операция &gt;.</text:span></text:p>
      <text:p text:style-name="P181"/>
      <text:h text:style-name="Титул2" text:outline-level="2">Существующие индексы</text:h>
      <text:p text:style-name="P182"/>
      <text:p text:style-name="P183">Н_ТИПЫ_ВЕДОМОСТЕЙ</text:p>
      <text:p text:style-name="P184"><text:span text:style-name="T185">CREATE</text:span><text:span text:style-name="T186"><text:s/></text:span><text:span text:style-name="T187">UNIQUE</text:span><text:span text:style-name="T188"><text:s/></text:span><text:span text:style-name="T189">INDEX</text:span><text:span text:style-name="T190"><text:s/>"ТВ_</text:span><text:span text:style-name="T191">PK</text:span><text:span text:style-name="T192">"<text:s/></text:span><text:span text:style-name="T193">ON</text:span><text:span text:style-name="T194"><text:s/></text:span><text:span text:style-name="T195">public</text:span><text:span text:style-name="T196">."Н_ТИПЫ_ВЕДОМОСТЕЙ"<text:s/></text:span><text:span text:style-name="T197">USING</text:span><text:span text:style-name="T198"><text:s/></text:span><text:span text:style-name="T199">btree</text:span><text:span text:style-name="T200"><text:s/>("ИД")</text:span></text:p>
      <text:p text:style-name="P201"/>
      <text:p text:style-name="P202">Н_ВЕДОМОСТИ</text:p>
      <text:p text:style-name="P203">"CREATE UNIQUE INDEX ""ВЕД_PK"" ON public.""Н_ВЕДОМОСТИ"" USING btree (""ИД"")"</text:p>
      <text:p text:style-name="P204">"CREATE INDEX ""ВЕД_ДАТА_I"" ON public.""Н_ВЕДОМОСТИ"" USING btree (""ДАТА"")"</text:p>
      <text:p text:style-name="P205">"CREATE INDEX ""ВЕД_ИП_FK_I"" ON public.""Н_ВЕДОМОСТИ"" USING btree (""СЭС_ИД"")"</text:p>
      <text:p text:style-name="P206">"CREATE INDEX ""ВЕД_ОТД_I"" ON public.""Н_ВЕДОМОСТИ"" USING btree (""ОТД_ИД"")"</text:p>
      <text:p text:style-name="P207">"CREATE INDEX ""ВЕД_ОЦЕНКА_I"" ON public.""Н_ВЕДОМОСТИ"" USING btree (""ОЦЕНКА"")"</text:p>
      <text:p text:style-name="P208">"CREATE INDEX ""ВЕД_ТВ_FK_I"" ON public.""Н_ВЕДОМОСТИ"" USING btree (""ТВ_ИД"")"</text:p>
      <text:p text:style-name="P209">"CREATE INDEX ""ВЕД_ЧЛВК_FK_IFK"" ON public.""Н_ВЕДОМОСТИ"" USING btree (""ЧЛВК_ИД"")"</text:p>
      <text:p text:style-name="P210">Н_ЛЮДИ</text:p>
      <text:p text:style-name="P211">"CREATE UNIQUE INDEX ""ИНН_UK"" ON public.""Н_ЛЮДИ"" USING btree (""ИНН"")"</text:p>
      <text:p text:style-name="P212">"CREATE UNIQUE INDEX ""ПИН_UK"" ON public.""Н_ЛЮДИ"" USING btree (""ПИН"")"</text:p>
      <text:p text:style-name="P213">"CREATE INDEX ""ФАМ_ЛЮД"" ON public.""Н_ЛЮДИ"" USING btree (""ФАМИЛИЯ"")"</text:p>
      <text:p text:style-name="P214">"CREATE UNIQUE INDEX ""ЧЛВК_PK"" ON public.""Н_ЛЮДИ"" USING btree (""ИД"")"</text:p>
      <text:p text:style-name="P215"/>
      <text:p text:style-name="P216">Н_СЕССИЯ</text:p>
      <text:p text:style-name="P217">"CREATE INDEX ""SYS_C003500_IFK"" ON public.""Н_СЕССИЯ"" USING btree (""ЧЛВК_ИД"")"</text:p>
      <text:p text:style-name="P218">"CREATE INDEX ""СЕС_СЭС_FK"" ON public.""Н_СЕССИЯ"" USING btree (""СЭС_ИД"")"</text:p>
      <text:h text:style-name="P219" text:outline-level="1"><text:bookmark-start text:name="_Toc128843347"/><text:bookmark-start text:name="_Toc130034260"/><text:bookmark-start text:name="_Toc133504846"/><text:bookmark-start text:name="_Toc134882330"/><text:soft-page-break/>Доп. Задания</text:h>
      <text:p text:style-name="P220">Вызов плана с запросом, использующий оконные функции.</text:p>
      <text:p text:style-name="P221"><text:span text:style-name="T222">EXPLAIN</text:span><text:span text:style-name="T223"><text:s/></text:span><text:span text:style-name="T224">ANALYZE</text:span><text:span text:style-name="T225"><text:line-break/></text:span><text:span text:style-name="T226">SELECT</text:span><text:span text:style-name="T227"><text:line-break/><text:s text:c="4"/></text:span><text:span text:style-name="T228">help</text:span><text:span text:style-name="T229">.</text:span><text:span text:style-name="T230">num</text:span><text:span text:style-name="T231">,<text:s/></text:span><text:span text:style-name="T232">help</text:span><text:span text:style-name="T233">."ГРУППА",<text:s/></text:span><text:span text:style-name="T234">help</text:span><text:span text:style-name="T235">."ФАМИЛИЯ",<text:s/></text:span><text:span text:style-name="T236">help</text:span><text:span text:style-name="T237">."НАИМЕНОВАНИЕ",<text:s/></text:span><text:span text:style-name="T238">help</text:span><text:span text:style-name="T239">."ОЦЕНКА",</text:span><text:span text:style-name="T240"><text:line-break/><text:s text:c="4"/></text:span><text:span text:style-name="T241">sum</text:span><text:span text:style-name="T242">(</text:span><text:span text:style-name="T243">help</text:span><text:span text:style-name="T244">."ОЦЕНКА"::</text:span><text:span text:style-name="T245">integer</text:span><text:span text:style-name="T246">)<text:s/></text:span><text:span text:style-name="T247">OVER</text:span><text:span text:style-name="T248"><text:s/>(</text:span><text:span text:style-name="T249">PARTITION</text:span><text:span text:style-name="T250"><text:s/></text:span><text:span text:style-name="T251">BY</text:span><text:span text:style-name="T252"><text:s/></text:span><text:span text:style-name="T253">help</text:span><text:span text:style-name="T254">."ГРУППА",<text:s/></text:span><text:span text:style-name="T255">help</text:span><text:span text:style-name="T256">."ФАМИЛИЯ"<text:s/></text:span><text:span text:style-name="T257">ORDER</text:span><text:span text:style-name="T258"><text:s/></text:span><text:span text:style-name="T259">BY</text:span><text:span text:style-name="T260"><text:s/></text:span><text:span text:style-name="T261">help</text:span><text:span text:style-name="T262">.</text:span><text:span text:style-name="T263">num</text:span><text:span text:style-name="T264">)<text:s/></text:span><text:span text:style-name="T265">AS</text:span><text:span text:style-name="T266"><text:s/></text:span><text:span text:style-name="T267">sum</text:span><text:span text:style-name="T268">_оценка,</text:span><text:span text:style-name="T269"><text:line-break/><text:s text:c="4"/></text:span><text:span text:style-name="T270">sum</text:span><text:span text:style-name="T271">(</text:span><text:span text:style-name="T272">help</text:span><text:span text:style-name="T273">."ОЦЕНКА"::</text:span><text:span text:style-name="T274">integer</text:span><text:span text:style-name="T275">)<text:s/></text:span><text:span text:style-name="T276">OVER</text:span><text:span text:style-name="T277"><text:s/>(</text:span><text:span text:style-name="T278">PARTITION</text:span><text:span text:style-name="T279"><text:s/></text:span><text:span text:style-name="T280">BY</text:span><text:span text:style-name="T281"><text:s/></text:span><text:span text:style-name="T282">help</text:span><text:span text:style-name="T283">."ГРУППА"<text:s/></text:span><text:span text:style-name="T284">ORDER</text:span><text:span text:style-name="T285"><text:s/></text:span><text:span text:style-name="T286">BY</text:span><text:span text:style-name="T287"><text:s/></text:span><text:span text:style-name="T288">help</text:span><text:span text:style-name="T289">.</text:span><text:span text:style-name="T290">num</text:span><text:span text:style-name="T291">)<text:s/></text:span><text:span text:style-name="T292">AS</text:span><text:span text:style-name="T293"><text:s/></text:span><text:span text:style-name="T294">sum</text:span><text:span text:style-name="T295">_оценка_группа</text:span><text:span text:style-name="T296"><text:line-break/></text:span><text:span text:style-name="T297">FROM</text:span><text:span text:style-name="T298"><text:s/>(</text:span><text:span text:style-name="T299"><text:line-break/><text:s text:c="9"/></text:span><text:span text:style-name="T300">SELECT</text:span><text:span text:style-name="T301"><text:line-break/><text:s text:c="21"/></text:span><text:span text:style-name="T302">row</text:span><text:span text:style-name="T303">_</text:span><text:span text:style-name="T304">number</text:span><text:span text:style-name="T305">()<text:s/></text:span><text:span text:style-name="T306">OVER</text:span><text:span text:style-name="T307"><text:s/>(</text:span><text:span text:style-name="T308">ORDER</text:span><text:span text:style-name="T309"><text:s/></text:span><text:span text:style-name="T310">BY</text:span><text:span text:style-name="T311"><text:s/>уч."ГРУППА", чл."ФАМИЛИЯ", дис."НАИМЕНОВАНИЕ")<text:s/></text:span><text:span text:style-name="T312">AS</text:span><text:span text:style-name="T313"><text:s/></text:span><text:span text:style-name="T314">num</text:span><text:span text:style-name="T315">,</text:span><text:span text:style-name="T316"><text:line-break/><text:s text:c="21"/>уч."ГРУППА", чл."ФАМИЛИЯ", дис."НАИМЕНОВАНИЕ", вед."ОЦЕНКА"</text:span><text:span text:style-name="T317"><text:line-break/><text:s text:c="9"/></text:span><text:span text:style-name="T318">FROM</text:span><text:span text:style-name="T319"><text:line-break/><text:s text:c="13"/>"Н_УЧЕНИКИ" уч</text:span><text:span text:style-name="T320"><text:line-break/><text:s text:c="17"/></text:span><text:span text:style-name="T321">JOIN</text:span><text:span text:style-name="T322"><text:s/>"Н_ЛЮДИ" чл<text:s/></text:span><text:span text:style-name="T323">ON</text:span><text:span text:style-name="T324"><text:s/>уч."ЧЛВК_ИД" = чл."ИД"</text:span><text:span text:style-name="T325"><text:line-break/><text:s text:c="17"/></text:span><text:span text:style-name="T326">JOIN</text:span><text:span text:style-name="T327"><text:s/>"Н_ВЕДОМОСТИ" вед<text:s/></text:span><text:span text:style-name="T328">ON</text:span><text:span text:style-name="T329"><text:s/>(вед."ЧЛВК_ИД" = чл."ИД"<text:s/></text:span><text:span text:style-name="T330">AND</text:span><text:span text:style-name="T331"><text:s/>вед."ОЦЕНКА"<text:s/></text:span><text:span text:style-name="T332">IN</text:span><text:span text:style-name="T333"><text:s/>('1', '2', '3', '4', '5'))</text:span><text:span text:style-name="T334"><text:line-break/><text:s text:c="17"/></text:span><text:span text:style-name="T335">JOIN</text:span><text:span text:style-name="T336"><text:s/>"Н_СОДЕРЖАНИЯ_ЭЛЕМЕНТОВ_СТРОК" сэс<text:s/></text:span><text:span text:style-name="T337">ON</text:span><text:span text:style-name="T338"><text:s/>сэс."ИД" = вед."СЭС_ИД"</text:span><text:span text:style-name="T339"><text:line-break/><text:s text:c="17"/></text:span><text:span text:style-name="T340">JOIN</text:span><text:span text:style-name="T341"><text:s/>"Н_ЭЛЕМЕНТЫ_СТРОК" эс<text:s/></text:span><text:span text:style-name="T342">ON</text:span><text:span text:style-name="T343"><text:s/>эс."ИД" = сэс."ЭСТ_ИД"</text:span><text:span text:style-name="T344"><text:line-break/><text:s text:c="17"/></text:span><text:span text:style-name="T345">JOIN</text:span><text:span text:style-name="T346"><text:s/>"Н_СТРОКИ_ПЛАНОВ" спл<text:s/></text:span><text:span text:style-name="T347">ON</text:span><text:span text:style-name="T348"><text:s/>спл."ИД" = эс."СПЛ_ИД"</text:span><text:span text:style-name="T349"><text:line-break/><text:s text:c="17"/></text:span><text:span text:style-name="T350">JOIN</text:span><text:span text:style-name="T351"><text:s/>"Н_ДИСЦИПЛИНЫ" дис<text:s/></text:span><text:span text:style-name="T352">ON</text:span><text:span text:style-name="T353"><text:s/>дис."ИД" = спл."ДИС_ИД"</text:span><text:span text:style-name="T354"><text:line-break/><text:s text:c="5"/>)<text:s/></text:span><text:span text:style-name="T355">AS</text:span><text:span text:style-name="T356"><text:s/></text:span><text:span text:style-name="T357">help</text:span><text:span text:style-name="T358"><text:line-break/></text:span><text:span text:style-name="T359">ORDER</text:span><text:span text:style-name="T360"><text:s/></text:span><text:span text:style-name="T361">BY</text:span><text:span text:style-name="T362"><text:s/></text:span><text:span text:style-name="T363">help</text:span><text:span text:style-name="T364">.</text:span><text:span text:style-name="T365">num</text:span><text:span text:style-name="T366">;</text:span></text:p>
      <text:p text:style-name="P367"/>
      <text:p text:style-name="P368">Запросы для вывода суммы оценок студента и суммы оценок всех студентов в каждой группе.</text:p>
      <text:p text:style-name="P369">--Grouping sets<text:line-break/>Explain<text:line-break/>SELECT<text:line-break/><text:s text:c="4"/>help."ГРУППА", help."ФАМИЛИЯ",<text:line-break/><text:s text:c="4"/>sum(help."ОЦЕНКА"::integer) AS sum_оценка<text:line-break/>FROM (<text:line-break/><text:s text:c="9"/>SELECT<text:line-break/><text:s text:c="21"/>уч."ГРУППА", чл."ФАМИЛИЯ", вед."ОЦЕНКА"<text:line-break/><text:s text:c="9"/>FROM<text:line-break/><text:s text:c="13"/>"Н_УЧЕНИКИ" уч<text:line-break/><text:s text:c="17"/>JOIN "Н_ЛЮДИ" чл ON уч."ЧЛВК_ИД" = чл."ИД"<text:line-break/><text:s text:c="17"/>JOIN "Н_ВЕДОМОСТИ" вед ON (вед."ЧЛВК_ИД" = чл."ИД" AND вед."ОЦЕНКА" IN ('1', '2', '3', '4', '5'))<text:line-break/><text:s text:c="17"/>JOIN "Н_СОДЕРЖАНИЯ_ЭЛЕМЕНТОВ_СТРОК" сэс ON сэс."ИД" = вед."СЭС_ИД"<text:line-break/><text:s text:c="17"/>JOIN "Н_ЭЛЕМЕНТЫ_СТРОК" эс ON эс."ИД" = сэс."ЭСТ_ИД"<text:line-break/><text:s text:c="17"/>JOIN "Н_СТРОКИ_ПЛАНОВ" спл ON спл."ИД" = эс."СПЛ_ИД"<text:line-break/><text:s text:c="17"/>JOIN "Н_ДИСЦИПЛИНЫ" дис ON дис."ИД" = спл."ДИС_ИД"<text:line-break/><text:s text:c="5"/>) AS help<text:line-break/>group by Grouping Sets ((help."ФАМИЛИЯ", help."ГРУППА"), (help."ГРУППА"))<text:line-break/>ORDER BY help."ГРУППА", help."ФАМИЛИЯ";<text:line-break/><text:soft-page-break/><text:line-break/>--CUBE<text:line-break/>Explain<text:line-break/>SELECT<text:line-break/><text:s text:c="4"/>help."ГРУППА", help."ФАМИЛИЯ",<text:line-break/><text:s text:c="4"/>sum(help."ОЦЕНКА"::integer) AS sum_оценка<text:line-break/>FROM (<text:line-break/><text:s text:c="9"/>SELECT<text:line-break/><text:s text:c="13"/>уч."ГРУППА", чл."ФАМИЛИЯ", вед."ОЦЕНКА"<text:line-break/><text:s text:c="9"/>FROM<text:line-break/><text:s text:c="13"/>"Н_УЧЕНИКИ" уч<text:line-break/><text:s text:c="17"/>JOIN "Н_ЛЮДИ" чл ON уч."ЧЛВК_ИД" = чл."ИД"<text:line-break/><text:s text:c="17"/>JOIN "Н_ВЕДОМОСТИ" вед ON (вед."ЧЛВК_ИД" = чл."ИД" AND вед."ОЦЕНКА" IN ('1', '2', '3', '4', '5'))<text:line-break/><text:s text:c="17"/>JOIN "Н_СОДЕРЖАНИЯ_ЭЛЕМЕНТОВ_СТРОК" сэс ON сэс."ИД" = вед."СЭС_ИД"<text:line-break/><text:s text:c="17"/>JOIN "Н_ЭЛЕМЕНТЫ_СТРОК" эс ON эс."ИД" = сэс."ЭСТ_ИД"<text:line-break/><text:s text:c="17"/>JOIN "Н_СТРОКИ_ПЛАНОВ" спл ON спл."ИД" = эс."СПЛ_ИД"<text:line-break/><text:s text:c="17"/>JOIN "Н_ДИСЦИПЛИНЫ" дис ON дис."ИД" = спл."ДИС_ИД"<text:line-break/><text:s text:c="5"/>) AS help<text:line-break/>group by CUBE(help."ФАМИЛИЯ", help."ГРУППА")<text:line-break/>ORDER BY help."ГРУППА", help."ФАМИЛИЯ";<text:line-break/><text:line-break/><text:line-break/>--ROLLUP<text:line-break/>EXPLAIN<text:line-break/>SELECT<text:line-break/><text:s text:c="4"/>help."ГРУППА", help."ФАМИЛИЯ",<text:line-break/><text:s text:c="4"/>sum(help."ОЦЕНКА"::integer) AS sum_оценка<text:line-break/>FROM (<text:line-break/><text:s text:c="9"/>SELECT<text:line-break/><text:s text:c="13"/>уч."ГРУППА", чл."ФАМИЛИЯ", вед."ОЦЕНКА"<text:line-break/><text:s text:c="9"/>FROM<text:line-break/><text:s text:c="13"/>"Н_УЧЕНИКИ" уч<text:line-break/><text:s text:c="17"/>JOIN "Н_ЛЮДИ" чл ON уч."ЧЛВК_ИД" = чл."ИД"<text:line-break/><text:s text:c="17"/>JOIN "Н_ВЕДОМОСТИ" вед ON (вед."ЧЛВК_ИД" = чл."ИД" AND вед."ОЦЕНКА" IN ('1', '2', '3', '4', '5'))<text:line-break/><text:s text:c="17"/>JOIN "Н_СОДЕРЖАНИЯ_ЭЛЕМЕНТОВ_СТРОК" сэс ON сэс."ИД" = вед."СЭС_ИД"<text:line-break/><text:s text:c="17"/>JOIN "Н_ЭЛЕМЕНТЫ_СТРОК" эс ON эс."ИД" = сэс."ЭСТ_ИД"<text:line-break/><text:s text:c="17"/>JOIN "Н_СТРОКИ_ПЛАНОВ" спл ON спл."ИД" = эс."СПЛ_ИД"<text:line-break/><text:s text:c="17"/>JOIN "Н_ДИСЦИПЛИНЫ" дис ON дис."ИД" = спл."ДИС_ИД"<text:line-break/><text:s text:c="5"/>) AS help<text:line-break/>group by ROLLUP(help."ГРУППА", help."ФАМИЛИЯ")<text:line-break/>ORDER BY help."ГРУППА", help."ФАМИЛИЯ";</text:p>
      <text:p text:style-name="P370"/>
      <text:p text:style-name="P371">Функция для создания таблицы с возможностью добавления столбца с Foreign Key.</text:p>
      <text:p text:style-name="P372">create or replace procedure s372819.createtablewithfk(IN table_name character varying, IN column_name character varying DEFAULT NULL::character varying, IN foreign_key_table_name character varying DEFAULT NULL::character varying, IN foreign_key_column_name character varying DEFAULT NULL::character varying)<text:line-break/><text:soft-page-break/><text:s text:c="4"/>language plpgsql<text:line-break/>as<text:line-break/>$$<text:line-break/>BEGIN<text:line-break/><text:s text:c="4"/>EXECUTE 'CREATE TABLE IF NOT EXISTS ' || table_name || ' (ID INTEGER PRIMARY KEY);';<text:line-break/><text:line-break/><text:s text:c="4"/>IF column_name IS NOT NULL AND foreign_key_table_name IS NOT NULL AND foreign_key_column_name IS NOT NULL THEN<text:line-break/><text:s text:c="8"/>EXECUTE 'ALTER TABLE ' || table_name || ' ADD COLUMN ' || column_name || 'INTEGER REFERENCES ' || foreign_key_table_name ||'('|| foreign_key_column_name|| ');';<text:line-break/><text:s text:c="4"/>END IF;<text:line-break/>END<text:line-break/>$$;</text:p>
      <text:p text:style-name="P373"/>
      <text:soft-page-break/>
      <text:h text:style-name="P374" text:outline-level="1">Заключение<text:bookmark-end text:name="_Toc128843347"/><text:bookmark-end text:name="_Toc130034260"/><text:bookmark-end text:name="_Toc133504846"/><text:bookmark-end text:name="_Toc134882330"/></text:h>
      <text:p text:style-name="Normal"><text:span text:style-name="T375">В процессе выполнения лабораторной работы, были приобретены значительные знания о индексах и их важности в оптимизации запросов в PostgreSQL. Индексы являются мощным инструментом для ускорения выполнения запросов, позволяя базе данных быстро находить и выбирать нужные данные. Также я приобрёл знания о команде<text:s/></text:span>EXPLAIN<text:span text:style-name="T376"><text:s/>и параметр<text:s/></text:span>ANALYZE<text:span text:style-name="T377"><text:s/>которые являются важными инструментами для анализа и оптимизации выполнения запросов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true"/>
    </style:style>
    <style:style style:name="Normal" style:display-name="Normal" style:family="paragraph">
      <style:paragraph-properties fo:text-align="justify" fo:line-height="115%" fo:text-indent="0.4923in"/>
      <style:text-properties style:font-name="Times New Roman" fo:font-size="14pt" style:font-size-asian="14pt" fo:hyphenate="true"/>
    </style:style>
    <style:style style:name="DefaultParagraphFont" style:display-name="Default Paragraph Font" style:family="text"/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keep-together="always" fo:break-before="page" fo:margin-top="0.25in" fo:margin-bottom="0.0833in"/>
      <style:text-properties style:font-name="Times New Roman" style:font-name-complex="Mangal" fo:font-weight="bold" style:font-weight-asian="bold" fo:font-size="14pt" style:font-size-asian="14pt" style:font-size-complex="14.5pt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keep-together="always"/>
      <style:text-properties style:font-name="Times New Roman" style:font-name-complex="Mangal" fo:font-weight="bold" style:font-weight-asian="bold" fo:font-size="14pt" style:font-size-asian="14pt" style:font-size-complex="11.5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user" style:next-style-name="Textbodyuser">
      <style:paragraph-properties fo:keep-with-next="always" fo:margin-top="0.1666in" fo:margin-bottom="0.0833in"/>
      <style:text-properties style:font-name="Liberation Sans" style:font-name-asian="Noto Sans CJK SC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user">
      <style:text-properties fo:hyphenate="false"/>
    </style:style>
    <style:style style:name="Названиеобъекта" style:display-name="Название объекта" style:family="paragraph" style:parent-style-name="Standarduser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user">
      <style:paragraph-properties text:number-lines="false"/>
      <style:text-properties fo:hyphenate="false"/>
    </style:style>
    <style:style style:name="Standarduser" style:display-name="Standard (user)" style:family="paragraph">
      <style:paragraph-properties fo:widows="2" fo:orphans="2"/>
      <style:text-properties fo:hyphenate="false"/>
    </style:style>
    <style:style style:name="Textbodyuser" style:display-name="Text body (user)" style:family="paragraph" style:parent-style-name="Standarduser">
      <style:paragraph-properties fo:margin-bottom="0.0972in" fo:line-height="115%"/>
      <style:text-properties fo:hyphenate="false"/>
    </style:style>
    <style:style style:name="СтандартныйHTML" style:display-name="Стандартный HTML" style:family="paragraph" style:parent-style-name="Standard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s" fo:country="CO" style:language-asian="es" style:country-asian="CO" style:language-complex="ar" style:country-complex="SA" fo:hyphenate="true"/>
    </style:style>
    <style:style style:name="Указатель" style:display-name="Указатель" style:family="paragraph" style:parent-style-name="Heading">
      <style:text-properties fo:hyphenate="false"/>
    </style:style>
    <style:style style:name="ContentsHeading" style:display-name="Contents Heading" style:family="paragraph" style:parent-style-name="Заголовок1" style:next-style-name="Standard" style:default-outline-level="1">
      <style:paragraph-properties style:vertical-align="auto"/>
      <style:text-properties style:font-name="Calibri Light" style:font-name-asian="Calibri Light" style:font-name-complex="Lohit Devanagari" fo:font-weight="normal" style:font-weight-asian="normal" fo:color="#2F5496" style:letter-kerning="false" fo:font-size="16pt" style:font-size-asian="16pt" style:font-size-complex="16pt" fo:language="es" fo:country="CO" style:language-asian="es" style:country-asian="CO" style:language-complex="ar" style:country-complex="SA" fo:hyphenate="true"/>
    </style:style>
    <style:style style:name="Contents1" style:display-name="Contents 1" style:family="paragraph" style:parent-style-name="Standard" style:next-style-name="Standard" style:auto-update="true">
      <style:paragraph-properties fo:margin-bottom="0.0694in"/>
      <style:text-properties style:font-name-complex="Mangal" style:font-size-complex="10.5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3.3638in"/>
          <style:tab-stop style:type="right" style:position="6.7284in"/>
        </style:tab-stops>
      </style:paragraph-properties>
      <style:text-properties style:font-name-complex="Mangal" style:font-size-complex="10.5pt" fo:hyphenate="fals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3.3638in"/>
          <style:tab-stop style:type="right" style:position="6.7284in"/>
        </style:tab-stops>
      </style:paragraph-properties>
      <style:text-properties style:font-name-complex="Mangal" style:font-size-complex="10.5pt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Contents2" style:display-name="Contents 2" style:family="paragraph" style:parent-style-name="Standard" style:next-style-name="Standard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Замещающийтекст" style:display-name="Замещающий текст" style:family="text" style:parent-style-name="Основнойшрифтабзаца">
      <style:text-properties fo:color="#808080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style:letter-kerning="false" fo:font-size="10pt" style:font-size-asian="10pt" style:font-size-complex="10pt" fo:language="es" fo:country="CO" style:language-asian="es" style:country-asian="CO" style:language-complex="ar" style:country-complex="SA"/>
    </style:style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Noto Serif CJK SC" style:font-name-complex="Mangal" fo:font-weight="bold" style:font-weight-asian="bold" fo:font-size="14pt" style:font-size-asian="14pt" style:font-size-complex="14.5pt"/>
    </style:style>
    <style:style style:name="Internetlink" style:display-name="Internet link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-complex="Mangal" style:font-size-complex="10.5pt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-complex="Mangal" style:font-size-complex="10.5pt"/>
    </style:style>
    <style:style style:name="IndexLink" style:display-name="Index Link" style:family="text"/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Заголовок2Знак" style:display-name="Заголовок 2 Знак" style:family="text" style:parent-style-name="Основнойшрифтабзаца">
      <style:text-properties style:font-name="Times New Roman" style:font-name-asian="Noto Serif CJK SC" style:font-name-complex="Mangal" fo:font-weight="bold" style:font-weight-asian="bold" fo:font-size="14pt" style:font-size-asian="14pt" style:font-size-complex="11.5pt"/>
    </style:style>
    <style:style style:name="ListLabel1" style:display-name="ListLabel 1" style:family="text">
      <style:text-properties style:font-name-complex="Symbol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Wingdings"/>
    </style:style>
    <style:style style:name="ListLabel4" style:display-name="ListLabel 4" style:family="text">
      <style:text-properties style:font-name-complex="Symbol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Wingdings"/>
    </style:style>
    <style:style style:name="ListLabel7" style:display-name="ListLabel 7" style:family="text">
      <style:text-properties style:font-name-complex="Symbol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Wingdings"/>
    </style:style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/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/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/>
    <style:style style:name="ListLabel27" style:display-name="ListLabel 27" style:family="text"/>
    <style:style style:name="ListLabel28" style:display-name="ListLabel 28" style:family="text"/>
    <style:style style:name="ListLabel29" style:display-name="ListLabel 29" style:family="text"/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/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/>
    <style:style style:name="ListLabel36" style:display-name="ListLabel 36" style:family="text"/>
    <style:style style:name="ListLabel37" style:display-name="ListLabel 37" style:family="text"/>
    <style:style style:name="ListLabel38" style:display-name="ListLabel 38" style:family="text"/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/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/>
    <style:style style:name="ListLabel45" style:display-name="ListLabel 45" style:family="text"/>
    <style:style style:name="ListLabel46" style:display-name="ListLabel 46" style:family="text"/>
    <style:style style:name="ListLabel47" style:display-name="ListLabel 47" style:family="text"/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/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/>
    <style:style style:name="ListLabel54" style:display-name="ListLabel 54" style:family="text"/>
    <style:style style:name="ListLabel55" style:display-name="ListLabel 55" style:family="text"/>
    <style:style style:name="ListLabel56" style:display-name="ListLabel 56" style:family="text"/>
    <style:style style:name="ListLabel57" style:display-name="ListLabel 57" style:family="text"/>
    <style:style style:name="ListLabel58" style:display-name="ListLabel 58" style:family="text"/>
    <style:style style:name="ListLabel59" style:display-name="ListLabel 59" style:family="text"/>
    <style:style style:name="ListLabel60" style:display-name="ListLabel 60" style:family="text"/>
    <style:style style:name="ListLabel61" style:display-name="ListLabel 61" style:family="text"/>
    <style:style style:name="ListLabel62" style:display-name="ListLabel 62" style:family="text"/>
    <style:style style:name="ListLabel63" style:display-name="ListLabel 63" style:family="text"/>
    <style:style style:name="ListLabel64" style:display-name="ListLabel 64" style:family="text"/>
    <style:style style:name="ListLabel65" style:display-name="ListLabel 65" style:family="text"/>
    <style:style style:name="ListLabel66" style:display-name="ListLabel 66" style:family="text"/>
    <style:style style:name="ListLabel67" style:display-name="ListLabel 67" style:family="text"/>
    <style:style style:name="ListLabel68" style:display-name="ListLabel 68" style:family="text"/>
    <style:style style:name="ListLabel69" style:display-name="ListLabel 69" style:family="text"/>
    <style:style style:name="ListLabel70" style:display-name="ListLabel 70" style:family="text"/>
    <style:style style:name="ListLabel71" style:display-name="ListLabel 71" style:family="text"/>
    <style:style style:name="ListLabel72" style:display-name="ListLabel 72" style:family="text"/>
    <style:style style:name="ListLabel73" style:display-name="ListLabel 73" style:family="text"/>
    <style:style style:name="ListLabel74" style:display-name="ListLabel 74" style:family="text"/>
    <style:style style:name="ListLabel75" style:display-name="ListLabel 75" style:family="text"/>
    <style:style style:name="ListLabel76" style:display-name="ListLabel 76" style:family="text"/>
    <style:style style:name="ListLabel77" style:display-name="ListLabel 77" style:family="text"/>
    <style:style style:name="ListLabel78" style:display-name="ListLabel 78" style:family="text"/>
    <style:style style:name="ListLabel79" style:display-name="ListLabel 79" style:family="text"/>
    <style:style style:name="ListLabel80" style:display-name="ListLabel 80" style:family="text"/>
    <style:style style:name="ListLabel81" style:display-name="ListLabel 81" style:family="text"/>
    <style:style style:name="NumberingSymbols" style:display-name="Numbering Symbols" style:family="text"/>
    <style:style style:name="TOC1" style:display-name="TOC 1" style:family="paragraph" style:parent-style-name="Normal" style:next-style-name="Normal" style:auto-update="true">
      <style:paragraph-properties fo:margin-bottom="0.0694in"/>
      <style:text-properties style:font-name-complex="Mangal" fo:hyphenate="tru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style:font-name-complex="Mangal" style:font-size-complex="10.5pt" fo:hyphenate="fals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ain" style:display-name="Main" style:family="paragraph" style:parent-style-name="Normal">
      <style:text-properties fo:language="ru" fo:country="RU" fo:hyphenate="true"/>
    </style:style>
    <style:style style:name="Tt1" style:display-name="Tt1" style:family="paragraph" style:parent-style-name="Заголовок1" style:default-outline-level="1">
      <style:paragraph-properties fo:line-height="115%"/>
      <style:text-properties style:font-name-complex="Times New Roman" style:font-size-complex="14pt" fo:language="ru" fo:country="RU" fo:hyphenate="false"/>
    </style:style>
    <style:style style:name="MainChar" style:display-name="Main Char" style:family="text" style:parent-style-name="DefaultParagraphFont">
      <style:text-properties style:font-name="Times New Roman" fo:font-size="14pt" style:font-size-asian="14pt" fo:language="ru" fo:country="RU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StandardChar" style:display-name="Standard Char" style:family="text" style:parent-style-name="DefaultParagraphFont"/>
    <style:style style:name="Заголовок1Char" style:display-name="Заголовок 1 Char" style:family="text" style:parent-style-name="StandardChar">
      <style:text-properties style:font-name="Times New Roman" style:font-name-complex="Mangal" fo:font-weight="bold" style:font-weight-asian="bold" fo:font-size="14pt" style:font-size-asian="14pt" style:font-size-complex="14.5pt"/>
    </style:style>
    <style:style style:name="Tt1Char" style:display-name="Tt1 Char" style:family="text" style:parent-style-name="Заголовок1Char">
      <style:text-properties style:font-name="Times New Roman" style:font-name-complex="Times New Roman" fo:font-weight="bold" style:font-weight-asian="bold" fo:font-size="14pt" style:font-size-asian="14pt" style:font-size-complex="14pt" fo:language="ru" fo:country="RU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tru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Mangal" fo:color="#2F5496" fo:font-size="13pt" style:font-size-asian="13pt" style:font-size-complex="11.5pt"/>
    </style:style>
    <style:style style:name="Титул1" style:display-name="Титул 1" style:family="paragraph" style:parent-style-name="Tt1" style:default-outline-level="1">
      <style:text-properties fo:hyphenate="false"/>
    </style:style>
    <style:style style:name="Основа" style:display-name="Основа" style:family="paragraph" style:parent-style-name="Main">
      <style:text-properties fo:hyphenate="true"/>
    </style:style>
    <style:style style:name="StandardChar1" style:display-name="Standard Char1" style:family="text" style:parent-style-name="DefaultParagraphFont"/>
    <style:style style:name="Заголовок1Char1" style:display-name="Заголовок 1 Char1" style:family="text" style:parent-style-name="StandardChar1">
      <style:text-properties style:font-name="Times New Roman" style:font-name-complex="Mangal" fo:font-weight="bold" style:font-weight-asian="bold" fo:font-size="14pt" style:font-size-asian="14pt" style:font-size-complex="14.5pt"/>
    </style:style>
    <style:style style:name="Tt1Char1" style:display-name="Tt1 Char1" style:family="text" style:parent-style-name="Заголовок1Char1">
      <style:text-properties style:font-name="Times New Roman" style:font-name-complex="Times New Roman" fo:font-weight="bold" style:font-weight-asian="bold" fo:font-size="14pt" style:font-size-asian="14pt" style:font-size-complex="14pt" fo:language="ru" fo:country="RU"/>
    </style:style>
    <style:style style:name="Титул1Char" style:display-name="Титул 1 Char" style:family="text" style:parent-style-name="Tt1Char1">
      <style:text-properties style:font-name="Times New Roman" style:font-name-complex="Times New Roman" fo:font-weight="bold" style:font-weight-asian="bold" fo:font-size="14pt" style:font-size-asian="14pt" style:font-size-complex="14pt" fo:language="ru" fo:country="RU"/>
    </style:style>
    <style:style style:name="Титул2" style:display-name="Титул 2" style:family="paragraph" style:parent-style-name="Heading2" style:default-outline-level="2">
      <style:text-properties style:font-name="Times New Roman" style:font-name-complex="Times New Roman" fo:font-weight="bold" style:font-weight-asian="bold" style:font-weight-complex="bold" style:use-window-font-color="true" fo:font-size="14pt" style:font-size-asian="14pt" style:font-size-complex="12pt" fo:language="ru" fo:country="RU" fo:hyphenate="true"/>
    </style:style>
    <style:style style:name="MainChar1" style:display-name="Main Char1" style:family="text" style:parent-style-name="DefaultParagraphFont">
      <style:text-properties style:font-name="Times New Roman" fo:font-size="14pt" style:font-size-asian="14pt" fo:language="ru" fo:country="RU"/>
    </style:style>
    <style:style style:name="ОсноваChar" style:display-name="Основа Char" style:family="text" style:parent-style-name="MainChar1">
      <style:text-properties style:font-name="Times New Roman" fo:font-size="14pt" style:font-size-asian="14pt" fo:language="ru" fo:country="RU"/>
    </style:style>
    <style:style style:name="Титул2Char" style:display-name="Титул 2 Char" style:family="text" style:parent-style-name="Heading2Char">
      <style:text-properties style:font-name="Times New Roman" style:font-name-asian="Times New Roman" style:font-name-complex="Times New Roman" fo:font-weight="bold" style:font-weight-asian="bold" style:font-weight-complex="bold" fo:color="#2F5496" fo:font-size="14pt" style:font-size-asian="14pt" style:font-size-complex="11.5pt" fo:language="ru" fo:country="RU"/>
    </style:style>
    <style:style style:name="HTMLPreformatted" style:display-name="HTML Preformatted" style:family="paragraph" style:parent-style-name="Normal">
      <style:paragraph-properties fo:widows="2" fo:orphans="2" fo:text-align="start" style:vertical-align="auto" fo:line-height="100%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GB" style:language-asian="en" style:country-asian="GB" style:language-complex="ar" style:country-complex="SA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944in">
        <style:tab-stops/>
      </style:paragraph-properties>
      <style:text-properties style:font-name-complex="Mangal" fo:hyphenate="true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style:font-name-complex="Mangal" fo:hyphenate="true"/>
    </style:style>
    <text:list-style style:name="NoList_1" style:display-name="No List_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Times New Roman" style:font-name-complex="Symbol"/>
    </style:style>
    <style:style style:name="WW_CharLFO2LVL2" style:family="text">
      <style:text-properties style:font-name="Times New Roman" style:font-name-complex="Courier New"/>
    </style:style>
    <style:style style:name="WW_CharLFO2LVL3" style:family="text">
      <style:text-properties style:font-name="Times New Roman" style:font-name-complex="Wingdings"/>
    </style:style>
    <style:style style:name="WW_CharLFO2LVL4" style:family="text">
      <style:text-properties style:font-name="Times New Roman" style:font-name-complex="Symbol"/>
    </style:style>
    <style:style style:name="WW_CharLFO2LVL5" style:family="text">
      <style:text-properties style:font-name="Times New Roman" style:font-name-complex="Courier New"/>
    </style:style>
    <style:style style:name="WW_CharLFO2LVL6" style:family="text">
      <style:text-properties style:font-name="Times New Roman" style:font-name-complex="Wingdings"/>
    </style:style>
    <style:style style:name="WW_CharLFO2LVL7" style:family="text">
      <style:text-properties style:font-name="Times New Roman" style:font-name-complex="Symbol"/>
    </style:style>
    <style:style style:name="WW_CharLFO2LVL8" style:family="text">
      <style:text-properties style:font-name="Times New Roman" style:font-name-complex="Courier New"/>
    </style:style>
    <style:style style:name="WW_CharLFO2LVL9" style:family="text">
      <style:text-properties style:font-name="Times New Roman" style:font-name-complex="Wingdings"/>
    </style:style>
    <text:list-style style:name="WWNum1" style:display-name="WWNum1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Times New Roman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</text:list-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" style:display-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WWNum4" style:display-name="WWNum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5" style:display-name="WWNum5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Num6" style:display-name="WWNum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7" style:display-name="WWNum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8" style:display-name="WWNum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9" style:display-name="WWNum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Нижнийколонтитул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10</text:page-number></text:p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Gleb Malikov</meta:initial-creator>
    <dc:creator>Gleb</dc:creator>
    <meta:creation-date>2022-09-11T18:59:00Z</meta:creation-date>
    <dc:date>2023-06-15T11:22:00Z</dc:date>
    <meta:template xlink:href="Normal.dotm" xlink:type="simple"/>
    <meta:editing-cycles>155</meta:editing-cycles>
    <meta:editing-duration>PT273360S</meta:editing-duration>
    <meta:user-defined meta:name="AppVersion">16.0000</meta:user-defined>
    <meta:document-statistic meta:page-count="10" meta:paragraph-count="23" meta:word-count="1788" meta:character-count="11962" meta:row-count="84" meta:non-whitespace-character-count="10197"/>
  </office:meta>
</office:document-meta>
</file>